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Heading_20_4">
      <style:text-properties style:font-name="Courier New1"/>
    </style:style>
    <style:style style:name="P58" style:family="paragraph" style:parent-style-name="Text_20_body_20_indent_20_2">
      <style:text-properties style:font-name="Courier New1" style:language-asian="zh" style:country-asian="TW"/>
    </style:style>
    <style:style style:name="P59" style:family="paragraph" style:parent-style-name="Heading_20_4">
      <style:text-properties style:language-asian="zh" style:country-asian="TW"/>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ext_20_body_20_indent">
      <style:text-properties fo:font-style="normal" style:font-style-asian="normal" style:font-style-complex="normal"/>
    </style:style>
    <style:style style:name="P62" style:family="paragraph" style:parent-style-name="Text_20_body_20_indent_20_2" style:list-style-name="L11">
      <style:text-properties style:language-asian="zh" style:country-asian="TW"/>
    </style:style>
    <style:style style:name="P63" style:family="paragraph" style:parent-style-name="Code_20_Indent_20_2">
      <style:text-properties style:language-asian="zh" style:country-asian="TW"/>
    </style:style>
    <style:style style:name="P64" style:family="paragraph" style:parent-style-name="Text_20_body">
      <style:text-properties style:font-name="Courier New1"/>
    </style:style>
    <style:style style:name="P65" style:family="paragraph" style:parent-style-name="Table_20_Contents">
      <style:paragraph-properties fo:margin-left="1.251cm" fo:margin-right="0cm" fo:text-indent="0cm" style:auto-text-indent="false"/>
    </style:style>
    <style:style style:name="P66" style:family="paragraph" style:parent-style-name="Table_20_Contents">
      <style:paragraph-properties fo:margin-left="1.251cm" fo:margin-right="0cm" fo:text-indent="0cm" style:auto-text-indent="false"/>
      <style:text-properties style:language-asian="zh" style:country-asian="TW"/>
    </style:style>
    <style:style style:name="P67"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8" style:family="paragraph" style:parent-style-name="Table_20_Heading">
      <style:text-properties style:font-name="Courier New1" style:language-asian="zh" style:country-asian="TW"/>
    </style:style>
    <style:style style:name="P69" style:family="paragraph" style:parent-style-name="Table_20_Heading">
      <style:text-properties style:font-name="Courier New1"/>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ext_20_body_20_indent">
      <style:text-properties style:font-name="Verdana1" style:language-asian="zh" style:country-asian="TW"/>
    </style:style>
    <style:style style:name="P73" style:family="paragraph" style:parent-style-name="Mouseless" style:list-style-name="L12"/>
    <style:style style:name="P74" style:family="paragraph" style:parent-style-name="Mouseless" style:list-style-name="L12">
      <style:text-properties style:language-asian="zh" style:country-asian="TW"/>
    </style:style>
    <style:style style:name="P75" style:family="paragraph" style:parent-style-name="Text_20_body_20_indent_20_2" style:list-style-name="L13"/>
    <style:style style:name="P76" style:family="paragraph" style:parent-style-name="Text_20_body_20_indent_20_2" style:list-style-name="L14">
      <style:text-properties style:language-asian="zh" style:country-asian="TW"/>
    </style:style>
    <style:style style:name="P77" style:family="paragraph" style:parent-style-name="Text_20_body_20_indent_20_2" style:list-style-name="L15">
      <style:text-properties style:language-asian="zh" style:country-asian="TW"/>
    </style:style>
    <style:style style:name="P78" style:family="paragraph" style:parent-style-name="Code_20_Indent_20_3">
      <style:text-properties style:language-asian="zh" style:country-asian="TW"/>
    </style:style>
    <style:style style:name="P79" style:family="paragraph" style:parent-style-name="Text_20_body" style:list-style-name="L16">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_20_indent">
      <style:text-properties fo:font-weight="normal" style:font-weight-asian="normal" style:font-weight-complex="normal"/>
    </style:style>
    <style:style style:name="P82" style:family="paragraph" style:parent-style-name="Text_20_body_20_indent">
      <style:paragraph-properties fo:margin-left="0cm" fo:margin-right="0cm" fo:text-indent="0cm" style:auto-text-indent="false"/>
    </style:style>
    <style:style style:name="P83" style:family="paragraph" style:parent-style-name="Text_20_body" style:list-style-name="L17">
      <style:paragraph-properties fo:margin-top="0.349cm" fo:margin-bottom="0cm"/>
    </style:style>
    <style:style style:name="P84" style:family="paragraph" style:parent-style-name="Text_20_body" style:list-style-name="L18">
      <style:paragraph-properties fo:margin-top="0.349cm" fo:margin-bottom="0cm"/>
    </style:style>
    <style:style style:name="P85" style:family="paragraph" style:parent-style-name="Text_20_body" style:list-style-name="L19">
      <style:paragraph-properties fo:margin-top="0.349cm" fo:margin-bottom="0cm"/>
    </style:style>
    <style:style style:name="P86" style:family="paragraph" style:parent-style-name="Text_20_body" style:list-style-name="L20">
      <style:paragraph-properties fo:margin-top="0.349cm" fo:margin-bottom="0cm"/>
    </style:style>
    <style:style style:name="P87" style:family="paragraph" style:parent-style-name="Text_20_body" style:list-style-name="L21">
      <style:paragraph-properties fo:margin-top="0.349cm" fo:margin-bottom="0cm"/>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2"/>
    <style:style style:name="P92" style:family="paragraph" style:parent-style-name="Text_20_body_20_indent" style:list-style-name="L23">
      <style:text-properties style:language-asian="zh" style:country-asian="TW"/>
    </style:style>
    <style:style style:name="P93" style:family="paragraph" style:parent-style-name="Text_20_body_20_indent" style:list-style-name="L24">
      <style:text-properties style:language-asian="zh" style:country-asian="TW"/>
    </style:style>
    <style:style style:name="P94" style:family="paragraph" style:parent-style-name="Text_20_body_20_indent" style:list-style-name="L25">
      <style:text-properties style:language-asian="zh" style:country-asian="TW"/>
    </style:style>
    <style:style style:name="P95" style:family="paragraph" style:parent-style-name="Text_20_body" style:list-style-name="L26"/>
    <style:style style:name="P96" style:family="paragraph" style:parent-style-name="Text_20_body" style:list-style-name="L26">
      <style:paragraph-properties fo:margin-top="0.349cm" fo:margin-bottom="0cm"/>
    </style:style>
    <style:style style:name="P97" style:family="paragraph" style:parent-style-name="Text_20_body" style:list-style-name="L27">
      <style:paragraph-properties fo:margin-top="0.349cm" fo:margin-bottom="0cm"/>
    </style:style>
    <style:style style:name="P98" style:family="paragraph" style:parent-style-name="Text_20_body" style:list-style-name="L28">
      <style:paragraph-properties fo:margin-top="0.349cm" fo:margin-bottom="0cm"/>
    </style:style>
    <style:style style:name="P99" style:family="paragraph" style:parent-style-name="Mouseless" style:list-style-name="L29"/>
    <style:style style:name="P100" style:family="paragraph" style:parent-style-name="Mouseless"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_20_indent" style:list-style-name="L32">
      <style:text-properties style:language-asian="zh" style:country-asian="TW"/>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6">
      <style:paragraph-properties fo:margin-top="0.349cm" fo:margin-bottom="0cm"/>
    </style:style>
    <style:style style:name="P108" style:family="paragraph" style:parent-style-name="Text_20_body" style:list-style-name="L36">
      <style:paragraph-properties fo:margin-top="0.349cm" fo:margin-bottom="0cm"/>
      <style:text-properties style:language-asian="zh" style:country-asian="TW"/>
    </style:style>
    <style:style style:name="P109" style:family="paragraph" style:parent-style-name="Mouseless" style:list-style-name="L37"/>
    <style:style style:name="P110" style:family="paragraph" style:parent-style-name="Mouseless" style:list-style-name="L37">
      <style:text-properties style:language-asian="zh" style:country-asian="TW"/>
    </style:style>
    <style:style style:name="P111" style:family="paragraph" style:parent-style-name="Mouseless" style:list-style-name="L38"/>
    <style:style style:name="P112" style:family="paragraph" style:parent-style-name="Mouseless" style:list-style-name="L39"/>
    <style:style style:name="P113" style:family="paragraph" style:parent-style-name="Table_20_Heading">
      <style:paragraph-properties fo:margin-left="-0.072cm" fo:margin-right="-0.097cm" fo:text-indent="0cm" style:auto-text-indent="false"/>
    </style:style>
    <style:style style:name="P114" style:family="paragraph" style:parent-style-name="Text_20_body_20_indent" style:list-style-name="L40"/>
    <style:style style:name="P115" style:family="paragraph" style:parent-style-name="Text_20_body_20_indent">
      <style:paragraph-properties fo:margin-left="1.011cm" fo:margin-right="0cm" fo:text-indent="0cm" style:auto-text-indent="false"/>
    </style:style>
    <style:style style:name="P116" style:family="paragraph" style:parent-style-name="Text_20_body_20_indent">
      <style:paragraph-properties fo:margin-top="0cm" fo:margin-bottom="0cm"/>
      <style:text-properties style:language-asian="zh" style:country-asian="TW"/>
    </style:style>
    <style:style style:name="P117" style:family="paragraph" style:parent-style-name="Text_20_body" style:list-style-name="L41"/>
    <style:style style:name="P118" style:family="paragraph" style:parent-style-name="Text_20_body" style:list-style-name="L41">
      <style:text-properties style:language-asian="zh" style:country-asian="TW"/>
    </style:style>
    <style:style style:name="P119" style:family="paragraph" style:parent-style-name="Text_20_body_20_indent_20_2" style:list-style-name="L42">
      <style:text-properties style:language-asian="zh" style:country-asian="TW"/>
    </style:style>
    <style:style style:name="P120"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1" style:family="paragraph" style:parent-style-name="Table_20_Contents">
      <style:paragraph-properties fo:margin-left="0.499cm" fo:margin-right="0cm" fo:text-indent="0cm" style:auto-text-indent="false"/>
      <style:text-properties style:language-asian="zh" style:country-asian="TW"/>
    </style:style>
    <style:style style:name="P122"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5" style:family="paragraph" style:parent-style-name="Table_20_Contents">
      <style:paragraph-properties fo:keep-with-next="auto"/>
    </style:style>
    <style:style style:name="P126" style:family="paragraph" style:parent-style-name="Table_20_Contents">
      <style:paragraph-properties fo:text-align="center" style:justify-single-word="false"/>
      <style:text-properties style:font-name="Courier New1" style:font-name-asian="Courier New1"/>
    </style:style>
    <style:style style:name="P127" style:family="paragraph" style:parent-style-name="Table_20_Contents">
      <style:paragraph-properties fo:text-align="center" style:justify-single-word="false"/>
      <style:text-properties style:font-name="Courier New1" style:font-name-asian="Courier New1" style:font-name-complex="Courier New1"/>
    </style:style>
    <style:style style:name="P128" style:family="paragraph" style:parent-style-name="Table_20_Contents">
      <style:paragraph-properties fo:text-align="start" style:justify-single-word="false"/>
      <style:text-properties style:font-name="Courier New1" style:font-name-asian="Courier New1"/>
    </style:style>
    <style:style style:name="P129" style:family="paragraph" style:parent-style-name="Table_20_Contents">
      <style:paragraph-properties fo:margin-top="0cm" fo:margin-bottom="0.349cm"/>
      <style:text-properties fo:font-size="2pt" style:font-size-asian="2pt" style:language-asian="zh" style:country-asian="TW" style:font-size-complex="2pt"/>
    </style:style>
    <style:style style:name="P130"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1" style:family="paragraph" style:parent-style-name="Table_20_Contents">
      <style:text-properties style:font-name="Courier New1" fo:font-style="normal" style:font-style-asian="normal" style:font-style-complex="normal"/>
    </style:style>
    <style:style style:name="P132" style:family="paragraph" style:parent-style-name="Table_20_Contents">
      <style:text-properties style:font-name="Verdana1" fo:font-style="italic" style:font-style-asian="italic" style:font-style-complex="italic"/>
    </style:style>
    <style:style style:name="P133" style:family="paragraph" style:parent-style-name="Code_20_Indent">
      <style:text-properties fo:color="#dc2300"/>
    </style:style>
    <style:style style:name="P134" style:family="paragraph" style:parent-style-name="Footnote">
      <style:text-properties style:language-asian="zh" style:country-asian="TW"/>
    </style:style>
    <style:style style:name="P135" style:family="paragraph" style:parent-style-name="Text_20_body" style:list-style-name="L43">
      <style:text-properties style:language-asian="zh" style:country-asian="TW"/>
    </style:style>
    <style:style style:name="P136" style:family="paragraph" style:parent-style-name="Text_20_body_20_indent" style:list-style-name="L44">
      <style:text-properties style:language-asian="zh" style:country-asian="TW"/>
    </style:style>
    <style:style style:name="P137" style:family="paragraph" style:parent-style-name="Code_20_Indent">
      <style:text-properties fo:color="#0000ff"/>
    </style:style>
    <style:style style:name="P138" style:family="paragraph" style:parent-style-name="Text_20_body" style:list-style-name="L45">
      <style:text-properties style:language-asian="zh" style:country-asian="TW"/>
    </style:style>
    <style:style style:name="P139" style:family="paragraph" style:parent-style-name="Text_20_body_20_indent" style:list-style-name="L46">
      <style:paragraph-properties fo:margin-left="0cm" fo:margin-right="0cm" fo:text-indent="0cm" style:auto-text-indent="false"/>
    </style:style>
    <style:style style:name="P140" style:family="paragraph" style:parent-style-name="Text_20_body_20_indent_20_2" style:list-style-name="L47"/>
    <style:style style:name="P141" style:family="paragraph" style:parent-style-name="Text_20_body_20_indent_20_2" style:list-style-name="L48">
      <style:paragraph-properties fo:margin-left="0cm" fo:margin-right="0cm" fo:text-indent="0cm" style:auto-text-indent="false"/>
    </style:style>
    <style:style style:name="P142" style:family="paragraph" style:parent-style-name="Text_20_body_20_indent_20_2" style:list-style-name="L49">
      <style:paragraph-properties fo:margin-left="0cm" fo:margin-right="0cm" fo:text-indent="0cm" style:auto-text-indent="false"/>
    </style:style>
    <style:style style:name="P143" style:family="paragraph" style:parent-style-name="Text_20_body" style:list-style-name="L50">
      <style:text-properties style:language-asian="zh" style:country-asian="TW"/>
    </style:style>
    <style:style style:name="P144" style:family="paragraph" style:parent-style-name="Text_20_body" style:list-style-name="L51">
      <style:text-properties style:language-asian="zh" style:country-asian="TW"/>
    </style:style>
    <style:style style:name="P145" style:family="paragraph" style:parent-style-name="Table_20_Heading">
      <style:paragraph-properties fo:text-align="start" style:justify-single-word="false"/>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_20_indent" style:list-style-name="L52"/>
    <style:style style:name="P152" style:family="paragraph" style:parent-style-name="Text_20_body_20_indent_20_2" style:list-style-name="L53"/>
    <style:style style:name="P153" style:family="paragraph" style:parent-style-name="Text_20_body_20_indent" style:list-style-name="L54"/>
    <style:style style:name="P154" style:family="paragraph" style:parent-style-name="Tip">
      <style:text-properties fo:font-weight="normal" style:language-asian="zh" style:country-asian="TW" style:font-weight-asian="normal" style:font-weight-complex="normal"/>
    </style:style>
    <style:style style:name="P155" style:family="paragraph" style:parent-style-name="Table_20_Contents" style:list-style-name="L55"/>
    <style:style style:name="P156" style:family="paragraph" style:parent-style-name="Table_20_Contents" style:list-style-name="L56"/>
    <style:style style:name="P157" style:family="paragraph" style:parent-style-name="Table_20_Contents" style:list-style-name="L57"/>
    <style:style style:name="P158" style:family="paragraph" style:parent-style-name="Text_20_body_20_indent" style:list-style-name="L58"/>
    <style:style style:name="P159" style:family="paragraph" style:parent-style-name="Text_20_body_20_indent" style:list-style-name="L59"/>
    <style:style style:name="P160" style:family="paragraph" style:parent-style-name="Text_20_body_20_indent">
      <style:text-properties fo:font-weight="bold" style:language-asian="zh" style:country-asian="TW" style:font-weight-asian="bold" style:font-weight-complex="bold"/>
    </style:style>
    <style:style style:name="P161" style:family="paragraph" style:parent-style-name="Text_20_body_20_indent" style:list-style-name="L60">
      <style:text-properties style:language-asian="zh" style:country-asian="TW"/>
    </style:style>
    <style:style style:name="P162" style:family="paragraph" style:parent-style-name="Footnote">
      <style:paragraph-properties fo:text-align="start" style:justify-single-word="false"/>
    </style:style>
    <style:style style:name="P163" style:family="paragraph" style:parent-style-name="Text_20_body_20_indent">
      <style:text-properties style:font-name="Lucida Console" style:language-asian="zh" style:country-asian="TW"/>
    </style:style>
    <style:style style:name="P164" style:family="paragraph" style:parent-style-name="Code_20_Indent_20_2">
      <style:text-properties style:use-window-font-color="true" style:language-asian="zh" style:country-asian="TW"/>
    </style:style>
    <style:style style:name="P165" style:family="paragraph" style:parent-style-name="Text_20_body_20_indent" style:list-style-name="L61"/>
    <style:style style:name="P166" style:family="paragraph" style:parent-style-name="Text_20_body_20_indent" style:list-style-name="L61">
      <style:text-properties style:language-asian="zh" style:country-asian="TW"/>
    </style:style>
    <style:style style:name="P167" style:family="paragraph" style:parent-style-name="Heading_20_3">
      <style:text-properties style:font-name="Tahoma" style:language-asian="zh" style:country-asian="TW"/>
    </style:style>
    <style:style style:name="P168"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6</text:p>
      <text:p text:style-name="P5"><text:span text:style-name="T2">June</text:span> 2008</text:p>
      <text:p text:style-name="P6">Potix Corporation</text:p>
      <text:p text:style-name="P7">Revision 21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2</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8</text:a></text:p>
          <text:p text:style-name="P15"><text:a xlink:type="simple" xlink:href="#6.7.9.1.The Forward Event|outline">The Forward Event<text:tab/>78</text:a></text:p>
          <text:p text:style-name="P15"><text:a xlink:type="simple" xlink:href="#6.7.9.2.Pass Information to the Forward Event|outline">Pass Information to the Forward Event<text:tab/>78</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79</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80</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3</text:a></text:p>
          <text:p text:style-name="P14"><text:a xlink:type="simple" xlink:href="#6.8.4.The variables element|outline">The variables element<text:tab/>83</text:a></text:p>
          <text:p text:style-name="P15"><text:a xlink:type="simple" xlink:href="#6.8.4.1.The List and Map Values with the composite Attribute|outline">The List and Map Values with the composite Attribute<text:tab/>84</text:a></text:p>
          <text:p text:style-name="P15"><text:a xlink:type="simple" xlink:href="#6.8.4.2.The null Value|outline">The null Value<text:tab/>84</text:a></text:p>
          <text:p text:style-name="P15"><text:a xlink:type="simple" xlink:href="#6.8.4.3.Assign a Variable with a Reserved Name|outline">Assign a Variable with a Reserved Name<text:tab/>85</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6</text:a></text:p>
          <text:p text:style-name="P14"><text:a xlink:type="simple" xlink:href="#6.9.1.Standard Namespaces|outline">Standard Namespaces<text:tab/>87</text:a></text:p>
          <text:p text:style-name="P12">7. ZUML with the XUL Component Set<text:tab/>89</text:p>
          <text:p text:style-name="P13"><text:a xlink:type="simple" xlink:href="#7.1.Basic Components|outline">Basic Components<text:tab/>89</text:a></text:p>
          <text:p text:style-name="P14"><text:a xlink:type="simple" xlink:href="#7.1.1.Label|outline">Label<text:tab/>89</text:a></text:p>
          <text:p text:style-name="P15"><text:a xlink:type="simple" xlink:href="#7.1.1.1.The pre, hyphen, maxlength and multiline Properties|outline">The pre, hyphen, maxlength and multiline Properties<text:tab/>89</text:a></text:p>
          <text:p text:style-name="P14"><text:a xlink:type="simple" xlink:href="#7.1.2.Buttons|outline">Buttons<text:tab/>90</text:a></text:p>
          <text:p text:style-name="P15"><text:a xlink:type="simple" xlink:href="#7.1.2.1.The onClick Event and href Property|outline">The onClick Event and href Property<text:tab/>90</text:a></text:p>
          <text:p text:style-name="P15"><text:a xlink:type="simple" xlink:href="#7.1.2.2.The sendRedirect Method of the org.zkoss.zk.ui.Execution Interface|outline">The sendRedirect Method of the org.zkoss.zk.ui.Execution Interface<text:tab/>91</text:a></text:p>
          <text:p text:style-name="P14"><text:a xlink:type="simple" xlink:href="#7.1.3.Radio and Radio Group|outline">Radio and Radio Group<text:tab/>91</text:a></text:p>
          <text:p text:style-name="P15"><text:a xlink:type="simple" xlink:href="#7.1.3.1.Versatile Layouts|outline">Versatile Layouts<text:tab/>91</text:a></text:p>
          <text:p text:style-name="P14"><text:a xlink:type="simple" xlink:href="#7.1.4.Image|outline">Image<text:tab/>92</text:a></text:p>
          <text:p text:style-name="P15"><text:a xlink:type="simple" xlink:href="#7.1.4.1.Locale Dependent Image|outline">Locale Dependent Image<text:tab/>92</text:a></text:p>
          <text:p text:style-name="P14"><text:a xlink:type="simple" xlink:href="#7.1.5.Imagemap|outline">Imagemap<text:tab/>93</text:a></text:p>
          <text:p text:style-name="P15"><text:a xlink:type="simple" xlink:href="#7.1.5.1.Area|outline">Area<text:tab/>94</text:a></text:p>
          <text:p text:style-name="P15"><text:a xlink:type="simple" xlink:href="#7.1.5.2.The shape Property|outline">The shape Property<text:tab/>95</text:a></text:p>
          <text:p text:style-name="P14"><text:a xlink:type="simple" xlink:href="#7.1.6.Audio|outline">Audio<text:tab/>95</text:a></text:p>
          <text:p text:style-name="P14"><text:a xlink:type="simple" xlink:href="#7.1.7.Input Controls|outline">Input Controls<text:tab/>95</text:a></text:p>
          <text:p text:style-name="P15"><text:a xlink:type="simple" xlink:href="#7.1.7.1.The type Property|outline">The type Property<text:tab/>96</text:a></text:p>
          <text:p text:style-name="P15"><text:a xlink:type="simple" xlink:href="#7.1.7.2.The format Property|outline">The format Property<text:tab/>96</text:a></text:p>
          <text:p text:style-name="P15"><text:a xlink:type="simple" xlink:href="#7.1.7.3.Constraints|outline">Constraints<text:tab/>96</text:a></text:p>
          <text:p text:style-name="P15"><text:a xlink:type="simple" xlink:href="#7.1.7.4.Constraints for Datebox|outline">Constraints for Datebox<text:tab/>97</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0</text:a></text:p>
          <text:p text:style-name="P14"><text:a xlink:type="simple" xlink:href="#7.1.8.Calendar|outline">Calendar<text:tab/>100</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1</text:a></text:p>
          <text:p text:style-name="P14"><text:a xlink:type="simple" xlink:href="#7.1.9.Progressmeter|outline">Progressmeter<text:tab/>101</text:a></text:p>
          <text:p text:style-name="P14"><text:a xlink:type="simple" xlink:href="#7.1.10.Slider|outline">Slider<text:tab/>101</text:a></text:p>
          <text:p text:style-name="P14"><text:a xlink:type="simple" xlink:href="#7.1.11.Timer|outline">Timer<text:tab/>101</text:a></text:p>
          <text:p text:style-name="P14"><text:a xlink:type="simple" xlink:href="#7.1.12.Paging|outline">Paging<text:tab/>102</text:a></text:p>
          <text:p text:style-name="P15"><text:a xlink:type="simple" xlink:href="#7.1.12.1.Paging with List Boxes and Grids|outline">Paging with List Boxes and Grids<text:tab/>102</text:a></text:p>
          <text:p text:style-name="P13"><text:a xlink:type="simple" xlink:href="#7.2.Windows|outline">Windows<text:tab/>102</text:a></text:p>
          <text:p text:style-name="P14"><text:a xlink:type="simple" xlink:href="#7.2.1.Titles and Captions|outline">Titles and Captions<text:tab/>103</text:a></text:p>
          <text:p text:style-name="P14"><text:a xlink:type="simple" xlink:href="#7.2.2.The closable Property|outline">The closable Property<text:tab/>103</text:a></text:p>
          <text:p text:style-name="P14"><text:a xlink:type="simple" xlink:href="#7.2.3.The sizable Property|outline">The sizable Property<text:tab/>104</text:a></text:p>
          <text:p text:style-name="P15"><text:a xlink:type="simple" xlink:href="#7.2.3.1.The onSize Event|outline">The onSize Event<text:tab/>104</text:a></text:p>
          <text:p text:style-name="P14"><text:a xlink:type="simple" xlink:href="#7.2.4.The Style Class (sclass)|outline">The Style Class (sclass)<text:tab/>104</text:a></text:p>
          <text:p text:style-name="P14"><text:a xlink:type="simple" xlink:href="#7.2.5.The contentStyle Property|outline">The contentStyle Property<text:tab/>105</text:a></text:p>
          <text:p text:style-name="P15"><text:a xlink:type="simple" xlink:href="#7.2.5.1.Scrollable Window|outline">Scrollable Window<text:tab/>105</text:a></text:p>
          <text:p text:style-name="P14"><text:a xlink:type="simple" xlink:href="#7.2.6.Borders|outline">Borders<text:tab/>105</text:a></text:p>
          <text:p text:style-name="P14"><text:a xlink:type="simple" xlink:href="#7.2.7.Overlapped, Popup, Modal, Highlighted and Embedded|outline">Overlapped, Popup, Modal, Highlighted and Embedded<text:tab/>106</text:a></text:p>
          <text:p text:style-name="P15"><text:a xlink:type="simple" xlink:href="#7.2.7.1.Embedded|outline">Embedded<text:tab/>106</text:a></text:p>
          <text:p text:style-name="P15"><text:a xlink:type="simple" xlink:href="#7.2.7.2.Overlapped|outline">Overlapped<text:tab/>106</text:a></text:p>
          <text:p text:style-name="P15"><text:a xlink:type="simple" xlink:href="#7.2.7.3.Popup|outline">Popup<text:tab/>106</text:a></text:p>
          <text:p text:style-name="P15"><text:a xlink:type="simple" xlink:href="#7.2.7.4.Modal|outline">Modal<text:tab/>107</text:a></text:p>
          <text:p text:style-name="P15"><text:a xlink:type="simple" xlink:href="#7.2.7.5.Highlighted|outline">Highlighted<text:tab/>107</text:a></text:p>
          <text:p text:style-name="P15"><text:a xlink:type="simple" xlink:href="#7.2.7.6.Modal Windows and Event Listeners|outline">Modal Windows and Event Listeners<text:tab/>107</text:a></text:p>
          <text:p text:style-name="P14"><text:a xlink:type="simple" xlink:href="#7.2.8.The position Property|outline">The position Property<text:tab/>109</text:a></text:p>
          <text:p text:style-name="P14"><text:a xlink:type="simple" xlink:href="#7.2.9.Common Dialogs|outline">Common Dialogs<text:tab/>109</text:a></text:p>
          <text:p text:style-name="P15"><text:a xlink:type="simple" xlink:href="#7.2.9.1.The Message Box|outline">The Message Box<text:tab/>110</text:a></text:p>
          <text:p text:style-name="P15"><text:a xlink:type="simple" xlink:href="#7.2.9.2.The File Upload Dialog|outline">The File Upload Dialog<text:tab/>110</text:a></text:p>
          <text:p text:style-name="P15"><text:a xlink:type="simple" xlink:href="#7.2.9.3.The fileupload Component|outline">The fileupload Component<text:tab/>111</text:a></text:p>
          <text:p text:style-name="P15"><text:a xlink:type="simple" xlink:href="#7.2.9.4.The File Download Dialog|outline">The File Download Dialog<text:tab/>112</text:a></text:p>
          <text:p text:style-name="P13"><text:a xlink:type="simple" xlink:href="#7.4.The Layout Components|outline">The Layout Components<text:tab/>112</text:a></text:p>
          <text:p text:style-name="P14"><text:a xlink:type="simple" xlink:href="#7.4.1.A Nested borderlayout Component|outline">A Nested borderlayout Component<text:tab/>113</text:a></text:p>
          <text:p text:style-name="P14"><text:a xlink:type="simple" xlink:href="#7.4.2.The size and border Properties|outline">The size and border Properties<text:tab/>114</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5</text:a></text:p>
          <text:p text:style-name="P14"><text:a xlink:type="simple" xlink:href="#7.4.4.The flex property|outline">The flex property<text:tab/>115</text:a></text:p>
          <text:p text:style-name="P14"><text:a xlink:type="simple" xlink:href="#7.4.5.The open Property|outline">The open Property<text:tab/>115</text:a></text:p>
          <text:p text:style-name="P14"><text:a xlink:type="simple" xlink:href="#7.4.6.The onOpen Event|outline">The onOpen Event<text:tab/>116</text:a></text:p>
          <text:p text:style-name="P13"><text:a xlink:type="simple" xlink:href="#7.5.The Box Model|outline">The Box Model<text:tab/>116</text:a></text:p>
          <text:p text:style-name="P14"><text:a xlink:type="simple" xlink:href="#7.5.1.The spacing Property|outline">The spacing Property<text:tab/>117</text:a></text:p>
          <text:p text:style-name="P14"><text:a xlink:type="simple" xlink:href="#7.5.2.The widths and heights Properties|outline">The widths and heights Properties<text:tab/>117</text:a></text:p>
          <text:p text:style-name="P14"><text:a xlink:type="simple" xlink:href="#7.5.3.Splitters|outline">Splitters<text:tab/>118</text:a></text:p>
          <text:p text:style-name="P15"><text:a xlink:type="simple" xlink:href="#7.5.3.1.The collapse Property|outline">The collapse Property<text:tab/>118</text:a></text:p>
          <text:p text:style-name="P15"><text:a xlink:type="simple" xlink:href="#7.5.3.2.The open Property|outline">The open Property<text:tab/>119</text:a></text:p>
          <text:p text:style-name="P15"><text:a xlink:type="simple" xlink:href="#7.5.3.3.The onOpen Event|outline">The onOpen Event<text:tab/>119</text:a></text:p>
          <text:p text:style-name="P13"><text:a xlink:type="simple" xlink:href="#7.6.Tab Boxes|outline">Tab Boxes<text:tab/>119</text:a></text:p>
          <text:p text:style-name="P14"><text:a xlink:type="simple" xlink:href="#7.6.1.Nested Tab Boxes|outline">Nested Tab Boxes<text:tab/>120</text:a></text:p>
          <text:p text:style-name="P14"><text:a xlink:type="simple" xlink:href="#7.6.2.The Accordion Tab Boxes|outline">The Accordion Tab Boxes<text:tab/>121</text:a></text:p>
          <text:p text:style-name="P14"><text:a xlink:type="simple" xlink:href="#7.6.3.The orient Property|outline">The orient Property<text:tab/>121</text:a></text:p>
          <text:p text:style-name="P14"><text:a xlink:type="simple" xlink:href="#7.6.4.The align Property of Tabs|outline">The align Property of Tabs<text:tab/>121</text:a></text:p>
          <text:p text:style-name="P14"><text:a xlink:type="simple" xlink:href="#7.6.5.The closable Property|outline">The closable Property<text:tab/>122</text:a></text:p>
          <text:p text:style-name="P14"><text:a xlink:type="simple" xlink:href="#7.6.6.The disabled Property|outline">The disabled Property<text:tab/>122</text:a></text:p>
          <text:p text:style-name="P14"><text:a xlink:type="simple" xlink:href="#7.6.7.Load-on-Demand for Tab Panels|outline">Load-on-Demand for Tab Panels<text:tab/>122</text:a></text:p>
          <text:p text:style-name="P13"><text:a xlink:type="simple" xlink:href="#7.7.Grids|outline">Grids<text:tab/>123</text:a></text:p>
          <text:p text:style-name="P14"><text:a xlink:type="simple" xlink:href="#7.7.1.Scrollable Grid|outline">Scrollable Grid<text:tab/>124</text:a></text:p>
          <text:p text:style-name="P14"><text:a xlink:type="simple" xlink:href="#7.7.2.Sizable Columns|outline">Sizable Columns<text:tab/>125</text:a></text:p>
          <text:p text:style-name="P15"><text:a xlink:type="simple" xlink:href="#7.7.2.1.The onColSize Event|outline">The onColSize Event<text:tab/>126</text:a></text:p>
          <text:p text:style-name="P14"><text:a xlink:type="simple" xlink:href="#7.7.3.Grids with Paging|outline">Grids with Paging<text:tab/>126</text:a></text:p>
          <text:p text:style-name="P15"><text:a xlink:type="simple" xlink:href="#7.7.3.1.The pageSize Property|outline">The pageSize Property<text:tab/>126</text:a></text:p>
          <text:p text:style-name="P15"><text:a xlink:type="simple" xlink:href="#7.7.3.2.The paginal Property|outline">The paginal Property<text:tab/>127</text:a></text:p>
          <text:p text:style-name="P15"><text:a xlink:type="simple" xlink:href="#7.7.3.3.The paging Property|outline">The paging Property<text:tab/>128</text:a></text:p>
          <text:p text:style-name="P15"><text:a xlink:type="simple" xlink:href="#7.7.3.4.The onPaging Event and Method|outline">The onPaging Event and Method<text:tab/>128</text:a></text:p>
          <text:p text:style-name="P14"><text:a xlink:type="simple" xlink:href="#7.7.4.Sorting|outline">Sorting<text:tab/>128</text:a></text:p>
          <text:p text:style-name="P15"><text:a xlink:type="simple" xlink:href="#7.7.4.1.The sortDirection Property|outline">The sortDirection Property<text:tab/>129</text:a></text:p>
          <text:p text:style-name="P15"><text:a xlink:type="simple" xlink:href="#7.7.4.2.The onSort Event|outline">The onSort Event<text:tab/>129</text:a></text:p>
          <text:p text:style-name="P15"><text:a xlink:type="simple" xlink:href="#7.7.4.3.The sort Method|outline">The sort Method<text:tab/>129</text:a></text:p>
          <text:p text:style-name="P14"><text:a xlink:type="simple" xlink:href="#7.7.5.Live Data|outline">Live Data<text:tab/>130</text:a></text:p>
          <text:p text:style-name="P15"><text:a xlink:type="simple" xlink:href="#7.7.5.1.Sorting with Live Data|outline">Sorting with Live Data<text:tab/>131</text:a></text:p>
          <text:p text:style-name="P14"><text:a xlink:type="simple" xlink:href="#7.7.6.Auxiliary Headers|outline">Auxiliary Headers<text:tab/>131</text:a></text:p>
          <text:p text:style-name="P14"><text:a xlink:type="simple" xlink:href="#7.7.7.Special Properties|outline">Special Properties<text:tab/>132</text:a></text:p>
          <text:p text:style-name="P15"><text:a xlink:type="simple" xlink:href="#7.7.7.1.The spans Property|outline">The spans Property<text:tab/>132</text:a></text:p>
          <text:p text:style-name="P13"><text:a xlink:type="simple" xlink:href="#7.8.More Layout Components|outline">More Layout Components<text:tab/>133</text:a></text:p>
          <text:p text:style-name="P14"><text:a xlink:type="simple" xlink:href="#7.8.1.Separators and Spaces|outline">Separators and Spaces<text:tab/>133</text:a></text:p>
          <text:p text:style-name="P14"><text:a xlink:type="simple" xlink:href="#7.8.2.Group boxes|outline">Group boxes<text:tab/>134</text:a></text:p>
          <text:p text:style-name="P15"><text:a xlink:type="simple" xlink:href="#7.8.2.1.The contentStyle Property and Scrollable Groupbox|outline">The contentStyle Property and Scrollable Groupbox<text:tab/>134</text:a></text:p>
          <text:p text:style-name="P14"><text:a xlink:type="simple" xlink:href="#7.8.3.Toolbars|outline">Toolbars<text:tab/>135</text:a></text:p>
          <text:p text:style-name="P13"><text:a xlink:type="simple" xlink:href="#7.9.Menu bars|outline">Menu bars<text:tab/>135</text:a></text:p>
          <text:p text:style-name="P14"><text:a xlink:type="simple" xlink:href="#7.9.1.Execute a Menu Command|outline">Execute a Menu Command<text:tab/>136</text:a></text:p>
          <text:p text:style-name="P14"><text:a xlink:type="simple" xlink:href="#7.9.2.Use Menu Items as Check Boxes|outline">Use Menu Items as Check Boxes<text:tab/>137</text:a></text:p>
          <text:p text:style-name="P14"><text:a xlink:type="simple" xlink:href="#7.9.3.The autodrop Property|outline">The autodrop Property<text:tab/>137</text:a></text:p>
          <text:p text:style-name="P14"><text:a xlink:type="simple" xlink:href="#7.9.4.The onOpen Event|outline">The onOpen Event<text:tab/>137</text:a></text:p>
          <text:p text:style-name="P14"><text:a xlink:type="simple" xlink:href="#7.9.5.More Menu Features|outline">More Menu Features<text:tab/>137</text:a></text:p>
          <text:p text:style-name="P13"><text:a xlink:type="simple" xlink:href="#7.10.Context Menus|outline">Context Menus<text:tab/>137</text:a></text:p>
          <text:p text:style-name="P14"><text:a xlink:type="simple" xlink:href="#7.10.1.Customizable Tooltip and Popup Menus|outline">Customizable Tooltip and Popup Menus<text:tab/>138</text:a></text:p>
          <text:p text:style-name="P14"><text:a xlink:type="simple" xlink:href="#7.10.2.The onOpen Event|outline">The onOpen Event<text:tab/>139</text:a></text:p>
          <text:p text:style-name="P13"><text:a xlink:type="simple" xlink:href="#7.11.List Boxes|outline">List Boxes<text:tab/>140</text:a></text:p>
          <text:p text:style-name="P14"><text:a xlink:type="simple" xlink:href="#7.11.1.Multi-Column List Boxes|outline">Multi-Column List Boxes<text:tab/>141</text:a></text:p>
          <text:p text:style-name="P14"><text:a xlink:type="simple" xlink:href="#7.11.2.Column Headers|outline">Column Headers<text:tab/>141</text:a></text:p>
          <text:p text:style-name="P14"><text:a xlink:type="simple" xlink:href="#7.11.3.Column Footers|outline">Column Footers<text:tab/>141</text:a></text:p>
          <text:p text:style-name="P14"><text:a xlink:type="simple" xlink:href="#7.11.4.Drop-Down List|outline">Drop-Down List<text:tab/>142</text:a></text:p>
          <text:p text:style-name="P14"><text:a xlink:type="simple" xlink:href="#7.11.5.Multiple Selection|outline">Multiple Selection<text:tab/>142</text:a></text:p>
          <text:p text:style-name="P14"><text:a xlink:type="simple" xlink:href="#7.11.6.Scrollable List Boxes|outline">Scrollable List Boxes<text:tab/>142</text:a></text:p>
          <text:p text:style-name="P15"><text:a xlink:type="simple" xlink:href="#7.11.6.1.The rows Property|outline">The rows Property<text:tab/>143</text:a></text:p>
          <text:p text:style-name="P14"><text:a xlink:type="simple" xlink:href="#7.11.7.Sizable List Headers|outline">Sizable List Headers<text:tab/>143</text:a></text:p>
          <text:p text:style-name="P14"><text:a xlink:type="simple" xlink:href="#7.11.8.List Boxes with Paging|outline">List Boxes with Paging<text:tab/>143</text:a></text:p>
          <text:p text:style-name="P14"><text:a xlink:type="simple" xlink:href="#7.11.9.Sorting|outline">Sorting<text:tab/>143</text:a></text:p>
          <text:p text:style-name="P15"><text:a xlink:type="simple" xlink:href="#7.11.9.1.The sortAscending and sortDescending Properties|outline">The sortAscending and sortDescending Properties<text:tab/>144</text:a></text:p>
          <text:p text:style-name="P15"><text:a xlink:type="simple" xlink:href="#7.11.9.2.The sortDirection Property|outline">The sortDirection Property<text:tab/>145</text:a></text:p>
          <text:p text:style-name="P15"><text:a xlink:type="simple" xlink:href="#7.11.9.3.The onSort Event|outline">The onSort Event<text:tab/>145</text:a></text:p>
          <text:p text:style-name="P15"><text:a xlink:type="simple" xlink:href="#7.11.9.4.The sort Method|outline">The sort Method<text:tab/>145</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7</text:a></text:p>
          <text:p text:style-name="P15"><text:a xlink:type="simple" xlink:href="#7.11.10.3.The maxlength Property|outline">The maxlength Property<text:tab/>147</text:a></text:p>
          <text:p text:style-name="P14"><text:a xlink:type="simple" xlink:href="#7.11.11.Live Data|outline">Live Data<text:tab/>147</text:a></text:p>
          <text:p text:style-name="P15"><text:a xlink:type="simple" xlink:href="#7.11.11.1.Sorting with Live Data|outline">Sorting with Live Data<text:tab/>148</text:a></text:p>
          <text:p text:style-name="P14"><text:a xlink:type="simple" xlink:href="#7.11.12.List Boxes Contain Buttons|outline">List Boxes Contain Buttons<text:tab/>149</text:a></text:p>
          <text:p text:style-name="P13"><text:a xlink:type="simple" xlink:href="#7.12.Tree Controls|outline">Tree Controls<text:tab/>149</text:a></text:p>
          <text:p text:style-name="P14"><text:a xlink:type="simple" xlink:href="#7.12.1.The open Property and the onOpen Event|outline">The open Property and the onOpen Event<text:tab/>151</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2</text:a></text:p>
          <text:p text:style-name="P14"><text:a xlink:type="simple" xlink:href="#7.12.4.Special Properties|outline">Special Properties<text:tab/>152</text:a></text:p>
          <text:p text:style-name="P15"><text:a xlink:type="simple" xlink:href="#7.12.4.1.The rows Property|outline">The rows Property<text:tab/>152</text:a></text:p>
          <text:p text:style-name="P15"><text:a xlink:type="simple" xlink:href="#7.12.4.2.The checkmark Property|outline">The checkmark Property<text:tab/>152</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3</text:a></text:p>
          <text:p text:style-name="P13"><text:a xlink:type="simple" xlink:href="#7.13.Comboboxes|outline">Comboboxes<text:tab/>154</text:a></text:p>
          <text:p text:style-name="P14"><text:a xlink:type="simple" xlink:href="#7.13.1.The autodrop Property|outline">The autodrop Property<text:tab/>154</text:a></text:p>
          <text:p text:style-name="P14"><text:a xlink:type="simple" xlink:href="#7.13.2.The description Property|outline">The description Property<text:tab/>154</text:a></text:p>
          <text:p text:style-name="P14"><text:a xlink:type="simple" xlink:href="#7.13.3.The onOpen Event|outline">The onOpen Event<text:tab/>155</text:a></text:p>
          <text:p text:style-name="P14"><text:a xlink:type="simple" xlink:href="#7.13.4.The onChanging Event|outline">The onChanging Event<text:tab/>155</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7</text:a></text:p>
          <text:p text:style-name="P14"><text:a xlink:type="simple" xlink:href="#7.14.4.The onChanging Event|outline">The onChanging Event<text:tab/>157</text:a></text:p>
          <text:p text:style-name="P13"><text:a xlink:type="simple" xlink:href="#7.15.Chart|outline">Chart<text:tab/>158</text:a></text:p>
          <text:p text:style-name="P14"><text:a xlink:type="simple" xlink:href="#7.15.1.Live Data|outline">Live Data<text:tab/>158</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0</text:a></text:p>
          <text:p text:style-name="P14"><text:a xlink:type="simple" xlink:href="#7.16.1.The draggable and droppable Properties|outline">The draggable and droppable Properties<text:tab/>160</text:a></text:p>
          <text:p text:style-name="P14"><text:a xlink:type="simple" xlink:href="#7.16.2.The onDrop Event|outline">The onDrop Event<text:tab/>161</text:a></text:p>
          <text:p text:style-name="P14"><text:a xlink:type="simple" xlink:href="#7.16.3.Dragging with Multiple Selections|outline">Dragging with Multiple Selections<text:tab/>162</text:a></text:p>
          <text:p text:style-name="P14"><text:a xlink:type="simple" xlink:href="#7.16.4.Multiple Types of Draggable Components|outline">Multiple Types of Draggable Components<text:tab/>162</text:a></text:p>
          <text:p text:style-name="P13"><text:a xlink:type="simple" xlink:href="#7.17.Work with HTML Tags|outline">Work with HTML Tags<text:tab/>163</text:a></text:p>
          <text:p text:style-name="P14"><text:a xlink:type="simple" xlink:href="#7.17.1.The html Component|outline">The html Component<text:tab/>163</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5</text:a></text:p>
          <text:p text:style-name="P14"><text:a xlink:type="simple" xlink:href="#7.17.3.The XHTML Namespace, http://www.w3.org/1999/xhtml|outline">The XHTML Namespace, http://www.w3.org/1999/xhtml<text:tab/>166</text:a></text:p>
          <text:p text:style-name="P14"><text:a xlink:type="simple" xlink:href="#7.17.4.The include Component|outline">The include Component<text:tab/>167</text:a></text:p>
          <text:p text:style-name="P15"><text:a xlink:type="simple" xlink:href="#7.17.4.1.Pass Values to the Included Page|outline">Pass Values to the Included Page<text:tab/>167</text:a></text:p>
          <text:p text:style-name="P15"><text:a xlink:type="simple" xlink:href="#7.17.4.2.Including ZUML Pages|outline">Including ZUML Pages<text:tab/>168</text:a></text:p>
          <text:p text:style-name="P14"><text:a xlink:type="simple" xlink:href="#7.17.5.The style Component|outline">The style Component<text:tab/>168</text:a></text:p>
          <text:p text:style-name="P14"><text:a xlink:type="simple" xlink:href="#7.17.6.The script Component|outline">The script Component<text:tab/>169</text:a></text:p>
          <text:p text:style-name="P14"><text:a xlink:type="simple" xlink:href="#7.17.7.The iframe Component|outline">The iframe Component<text:tab/>169</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1</text:a></text:p>
          <text:p text:style-name="P14"><text:a xlink:type="simple" xlink:href="#7.18.3.Rich User Interfaces|outline">Rich User Interfaces<text:tab/>172</text:a></text:p>
          <text:p text:style-name="P13"><text:a xlink:type="simple" xlink:href="#7.19.Client Side Actions|outline">Client Side Actions<text:tab/>172</text:a></text:p>
          <text:p text:style-name="P14"><text:a xlink:type="simple" xlink:href="#7.19.1.Reference to a Component|outline">Reference to a Component<text:tab/>173</text:a></text:p>
          <text:p text:style-name="P15"><text:a xlink:type="simple" xlink:href="#7.19.1.1.An onfocus and onblur Example|outline">An onfocus and onblur Example<text:tab/>174</text:a></text:p>
          <text:p text:style-name="P15"><text:a xlink:type="simple" xlink:href="#7.19.1.2.Coercion Rules|outline">Coercion Rules<text:tab/>174</text:a></text:p>
          <text:p text:style-name="P14"><text:a xlink:type="simple" xlink:href="#7.19.2.The onshow and onhide Actions|outline">The onshow and onhide Actions<text:tab/>174</text:a></text:p>
          <text:p text:style-name="P15"><text:a xlink:type="simple" xlink:href="#7.19.2.1.An Example to Change How a Window Appears|outline">An Example to Change How a Window Appears<text:tab/>174</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5</text:a></text:p>
          <text:p text:style-name="P15"><text:a xlink:type="simple" xlink:href="#7.19.3.3.The anima Object|outline">The anima Object<text:tab/>176</text:a></text:p>
          <text:p text:style-name="P13"><text:a xlink:type="simple" xlink:href="#7.20.Events|outline">Events<text:tab/>178</text:a></text:p>
          <text:p text:style-name="P14"><text:a xlink:type="simple" xlink:href="#7.20.1.Mouse Events|outline">Mouse Events<text:tab/>178</text:a></text:p>
          <text:p text:style-name="P14"><text:a xlink:type="simple" xlink:href="#7.20.2.Keystroke Events|outline">Keystroke Events<text:tab/>179</text:a></text:p>
          <text:p text:style-name="P15"><text:a xlink:type="simple" xlink:href="#7.20.2.1.The ctrlKeys Property|outline">The ctrlKeys Property<text:tab/>179</text:a></text:p>
          <text:p text:style-name="P14"><text:a xlink:type="simple" xlink:href="#7.20.3.Input Events|outline">Input Events<text:tab/>180</text:a></text:p>
          <text:p text:style-name="P14"><text:a xlink:type="simple" xlink:href="#7.20.4.List and Tree Events|outline">List and Tree Events<text:tab/>181</text:a></text:p>
          <text:p text:style-name="P14"><text:a xlink:type="simple" xlink:href="#7.20.5.Slider and Scroll Events|outline">Slider and Scroll Events<text:tab/>182</text:a></text:p>
          <text:p text:style-name="P14"><text:a xlink:type="simple" xlink:href="#7.20.6.Other Events|outline">Other Events<text:tab/>182</text:a></text:p>
          <text:p text:style-name="P15"><text:a xlink:type="simple" xlink:href="#7.20.6.1.The Event Flow of radio and radiogroup|outline">The Event Flow of radio and radiogroup<text:tab/>183</text:a></text:p>
          <text:p text:style-name="P12">8. ZUML with the XHTML Component Set<text:tab/>185</text:p>
          <text:p text:style-name="P13"><text:a xlink:type="simple" xlink:href="#8.1.The Goal|outline">The Goal<text:tab/>185</text:a></text:p>
          <text:p text:style-name="P14"><text:a xlink:type="simple" xlink:href="#8.1.1.A XHTML Page Is A Valid ZUML Page|outline">A XHTML Page Is A Valid ZUML Page<text:tab/>185</text:a></text:p>
          <text:p text:style-name="P14"><text:a xlink:type="simple" xlink:href="#8.1.2.Server-Centric Interactivity|outline">Server-Centric Interactivity<text:tab/>186</text:a></text:p>
          <text:p text:style-name="P14"><text:a xlink:type="simple" xlink:href="#8.1.3.Servlets Work As Usual|outline">Servlets Work As Usual<text:tab/>187</text:a></text:p>
          <text:p text:style-name="P13"><text:a xlink:type="simple" xlink:href="#8.2.The Differences|outline">The Differences<text:tab/>187</text:a></text:p>
          <text:p text:style-name="P14"><text:a xlink:type="simple" xlink:href="#8.2.1.A Component Created for Each Tag|outline">A Component Created for Each Tag<text:tab/>187</text:a></text:p>
          <text:p text:style-name="P14"><text:a xlink:type="simple" xlink:href="#8.2.2.UUID Is ID|outline">UUID Is ID<text:tab/>187</text:a></text:p>
          <text:p text:style-name="P15"><text:a xlink:type="simple" xlink:href="#8.2.2.1.Side Effects|outline">Side Effects<text:tab/>188</text:a></text:p>
          <text:p text:style-name="P14"><text:a xlink:type="simple" xlink:href="#8.2.3.All Tags Are Valid|outline">All Tags Are Valid<text:tab/>188</text:a></text:p>
          <text:p text:style-name="P14"><text:a xlink:type="simple" xlink:href="#8.2.4.Case Insensitive|outline">Case Insensitive<text:tab/>188</text:a></text:p>
          <text:p text:style-name="P14"><text:a xlink:type="simple" xlink:href="#8.2.5.No Mold Support|outline">No Mold Support<text:tab/>189</text:a></text:p>
          <text:p text:style-name="P13"><text:a xlink:type="simple" xlink:href="#8.3.The DOM Tree at the Browser|outline">The DOM Tree at the Browser<text:tab/>189</text:a></text:p>
          <text:p text:style-name="P14"><text:a xlink:type="simple" xlink:href="#8.3.1.The TABLE and TBODY Tags|outline">The TABLE and TBODY Tags<text:tab/>189</text:a></text:p>
          <text:p text:style-name="P13"><text:a xlink:type="simple" xlink:href="#8.4.Events|outline">Events<text:tab/>189</text:a></text:p>
          <text:p text:style-name="P13"><text:a xlink:type="simple" xlink:href="#8.5.Integrate with JSF, JSP and Others|outline">Integrate with JSF, JSP and Others<text:tab/>190</text:a></text:p>
          <text:p text:style-name="P14"><text:a xlink:type="simple" xlink:href="#8.5.1.Work with Existent Servlets|outline">Work with Existent Servlets<text:tab/>190</text:a></text:p>
          <text:p text:style-name="P14"><text:a xlink:type="simple" xlink:href="#8.5.2.Enrich by Inclusion|outline">Enrich by Inclusion<text:tab/>190</text:a></text:p>
          <text:p text:style-name="P14"><text:a xlink:type="simple" xlink:href="#8.5.3.Enrich Static HTML Pages|outline">Enrich Static HTML Pages<text:tab/>190</text:a></text:p>
          <text:p text:style-name="P14"><text:a xlink:type="simple" xlink:href="#8.5.4.Use of ZK JSP Tags|outline">Use of ZK JSP Tags<text:tab/>191</text:a></text:p>
          <text:p text:style-name="P14"><text:a xlink:type="simple" xlink:href="#8.5.5.Use of ZK JSF Components|outline">Use of ZK JSF Components<text:tab/>192</text:a></text:p>
          <text:p text:style-name="P14"><text:a xlink:type="simple" xlink:href="#8.5.6.Enrich a Dynamically Generated Page with ZK Filter|outline">Enrich a Dynamically Generated Page with ZK Filter<text:tab/>192</text:a></text:p>
          <text:p text:style-name="P12">9. Macro Components<text:tab/>194</text:p>
          <text:p text:style-name="P13"><text:a xlink:type="simple" xlink:href="#9.1.Three Steps to Use Macro Components|outline">Three Steps to Use Macro Components<text:tab/>194</text:a></text:p>
          <text:p text:style-name="P14"><text:a xlink:type="simple" xlink:href="#9.1.1.Step 1. The Implementation|outline">Step 1. The Implementation<text:tab/>194</text:a></text:p>
          <text:p text:style-name="P14"><text:a xlink:type="simple" xlink:href="#9.1.2.Step 2. The Declaration|outline">Step 2. The Declaration<text:tab/>195</text:a></text:p>
          <text:p text:style-name="P15"><text:a xlink:type="simple" xlink:href="#9.1.2.1.Other Properties|outline">Other Properties<text:tab/>195</text:a></text:p>
          <text:p text:style-name="P14"><text:a xlink:type="simple" xlink:href="#9.1.3.Step 3. The Use|outline">Step 3. The Use<text:tab/>195</text:a></text:p>
          <text:p text:style-name="P15"><text:a xlink:type="simple" xlink:href="#9.1.3.1.Pass Properties|outline">Pass Properties<text:tab/>195</text:a></text:p>
          <text:p text:style-name="P15"><text:a xlink:type="simple" xlink:href="#9.1.3.2.arg.includer|outline">arg.includer<text:tab/>196</text:a></text:p>
          <text:p text:style-name="P13"><text:a xlink:type="simple" xlink:href="#9.2.Inline Macros|outline">Inline Macros<text:tab/>196</text:a></text:p>
          <text:p text:style-name="P14"><text:a xlink:type="simple" xlink:href="#9.2.1.An Example|outline">An Example<text:tab/>197</text:a></text:p>
          <text:p text:style-name="P13"><text:a xlink:type="simple" xlink:href="#9.3.Regular Macros|outline">Regular Macros<text:tab/>198</text:a></text:p>
          <text:p text:style-name="P14"><text:a xlink:type="simple" xlink:href="#9.3.1.Macro Components and The ID Space|outline">Macro Components and The ID Space<text:tab/>198</text:a></text:p>
          <text:p text:style-name="P15"><text:a xlink:type="simple" xlink:href="#9.3.1.1.Access Child Components From the Outside|outline">Access Child Components From the Outside<text:tab/>199</text:a></text:p>
          <text:p text:style-name="P15"><text:a xlink:type="simple" xlink:href="#9.3.1.2.Access Variables Defined in the Ancestors|outline">Access Variables Defined in the Ancestors<text:tab/>199</text:a></text:p>
          <text:p text:style-name="P15"><text:a xlink:type="simple" xlink:href="#9.3.1.3.Change macroURI At the Runtime|outline">Change macroURI At the Runtime<text:tab/>199</text:a></text:p>
          <text:p text:style-name="P14"><text:a xlink:type="simple" xlink:href="#9.3.2.Provide Additional Methods|outline">Provide Additional Methods<text:tab/>199</text:a></text:p>
          <text:p text:style-name="P15"><text:a xlink:type="simple" xlink:href="#9.3.2.1.Provide Additional Methods in Java|outline">Provide Additional Methods in Java<text:tab/>200</text:a></text:p>
          <text:p text:style-name="P15"><text:a xlink:type="simple" xlink:href="#9.3.2.2.Provide Additional Methods in zscript|outline">Provide Additional Methods in zscript<text:tab/>201</text:a></text:p>
          <text:p text:style-name="P15"><text:a xlink:type="simple" xlink:href="#9.3.2.3.Override the Implementation Class When Instantiation|outline">Override the Implementation Class When Instantiation<text:tab/>201</text:a></text:p>
          <text:p text:style-name="P15"><text:a xlink:type="simple" xlink:href="#9.3.2.4.Create a Macro Component Manually|outline">Create a Macro Component Manually<text:tab/>202</text:a></text:p>
          <text:p text:style-name="P12">10. Advanced Features<text:tab/>203</text:p>
          <text:p text:style-name="P13"><text:a xlink:type="simple" xlink:href="#10.1.Identify Pages|outline">Identify Pages<text:tab/>203</text:a></text:p>
          <text:p text:style-name="P13"><text:a xlink:type="simple" xlink:href="#10.2.Identify Components|outline">Identify Components<text:tab/>203</text:a></text:p>
          <text:p text:style-name="P14"><text:a xlink:type="simple" xlink:href="#10.2.1.The Component Path|outline">The Component Path<text:tab/>203</text:a></text:p>
          <text:p text:style-name="P13"><text:a xlink:type="simple" xlink:href="#10.3.Sorting|outline">Sorting<text:tab/>204</text:a></text:p>
          <text:p text:style-name="P13"><text:a xlink:type="simple" xlink:href="#10.4.Browser's Information and Controls|outline">Browser's Information and Controls<text:tab/>205</text:a></text:p>
          <text:p text:style-name="P14"><text:a xlink:type="simple" xlink:href="#10.4.1.The onClientInfo Event|outline">The onClientInfo Event<text:tab/>205</text:a></text:p>
          <text:p text:style-name="P14"><text:a xlink:type="simple" xlink:href="#10.4.2.The org.zkoss.ui.util.Clients Class|outline">The org.zkoss.ui.util.Clients Class<text:tab/>206</text:a></text:p>
          <text:p text:style-name="P14"><text:a xlink:type="simple" xlink:href="#10.4.3.Prevent User From Closing a Window|outline">Prevent User From Closing a Window<text:tab/>206</text:a></text:p>
          <text:p text:style-name="P13"><text:a xlink:type="simple" xlink:href="#10.5.Browser's History Management|outline">Browser's History Management<text:tab/>207</text:a></text:p>
          <text:p text:style-name="P14"><text:a xlink:type="simple" xlink:href="#10.5.1.Add the Appropriate States to Browser's History|outline">Add the Appropriate States to Browser's History<text:tab/>207</text:a></text:p>
          <text:p text:style-name="P14"><text:a xlink:type="simple" xlink:href="#10.5.2.Listen to the onBookmarkChanged Event and Manipulate the Desktop Accordingly|outline">Listen to the onBookmarkChanged Event and Manipulate the Desktop Accordingly<text:tab/>208</text:a></text:p>
          <text:p text:style-name="P14"><text:a xlink:type="simple" xlink:href="#10.5.3.A Simple Example|outline">A Simple Example<text:tab/>209</text:a></text:p>
          <text:p text:style-name="P13"><text:a xlink:type="simple" xlink:href="#10.6.Component Cloning|outline">Component Cloning<text:tab/>210</text:a></text:p>
          <text:p text:style-name="P13"><text:a xlink:type="simple" xlink:href="#10.7.Component Serialization|outline">Component Serialization<text:tab/>210</text:a></text:p>
          <text:p text:style-name="P14"><text:a xlink:type="simple" xlink:href="#10.7.1.Serializable Sessions|outline">Serializable Sessions<text:tab/>211</text:a></text:p>
          <text:p text:style-name="P14"><text:a xlink:type="simple" xlink:href="#10.7.2.Serialization Listeners|outline">Serialization Listeners<text:tab/>212</text:a></text:p>
          <text:p text:style-name="P13"><text:a xlink:type="simple" xlink:href="#10.8.Inter-Page Communication|outline">Inter-Page Communication<text:tab/>212</text:a></text:p>
          <text:p text:style-name="P14"><text:a xlink:type="simple" xlink:href="#10.8.1.Post and Send Events|outline">Post and Send Events<text:tab/>212</text:a></text:p>
          <text:p text:style-name="P14"><text:a xlink:type="simple" xlink:href="#10.8.2.Attributes|outline">Attributes<text:tab/>212</text:a></text:p>
          <text:p text:style-name="P13"><text:a xlink:type="simple" xlink:href="#10.9.Inter-Web-Application Communication|outline">Inter-Web-Application Communication<text:tab/>213</text:a></text:p>
          <text:p text:style-name="P14"><text:a xlink:type="simple" xlink:href="#10.9.1.Web Resources from Classpath|outline">Web Resources from Classpath<text:tab/>213</text:a></text:p>
          <text:p text:style-name="P13"><text:a xlink:type="simple" xlink:href="#10.10.Annotations|outline">Annotations<text:tab/>213</text:a></text:p>
          <text:p text:style-name="P14"><text:a xlink:type="simple" xlink:href="#10.10.1.Annotate ZUML Pages|outline">Annotate ZUML Pages<text:tab/>214</text:a></text:p>
          <text:p text:style-name="P15"><text:a xlink:type="simple" xlink:href="#10.10.1.1.The Classic Way to annotate the Component Declarations|outline">The Classic Way to annotate the Component Declarations<text:tab/>214</text:a></text:p>
          <text:p text:style-name="P15"><text:a xlink:type="simple" xlink:href="#10.10.1.2.The Classic Way to Annotate the Property Declarations|outline">The Classic Way to Annotate the Property Declarations<text:tab/>214</text:a></text:p>
          <text:p text:style-name="P15"><text:a xlink:type="simple" xlink:href="#10.10.1.3.The Simple Way to Annotate the Property Declarations|outline">The Simple Way to Annotate the Property Declarations<text:tab/>215</text:a></text:p>
          <text:p text:style-name="P15"><text:a xlink:type="simple" xlink:href="#10.10.1.4.The Simple Way to Annotate the Component Declarations|outline">The Simple Way to Annotate the Component Declarations<text:tab/>216</text:a></text:p>
          <text:p text:style-name="P14"><text:a xlink:type="simple" xlink:href="#10.10.2.Annotate Components Created Manually|outline">Annotate Components Created Manually<text:tab/>216</text:a></text:p>
          <text:p text:style-name="P14"><text:a xlink:type="simple" xlink:href="#10.10.3.Retrieve Annotations|outline">Retrieve Annotations<text:tab/>216</text:a></text:p>
          <text:p text:style-name="P13"><text:a xlink:type="simple" xlink:href="#10.11.Richlets|outline">Richlets<text:tab/>216</text:a></text:p>
          <text:p text:style-name="P14"><text:a xlink:type="simple" xlink:href="#10.11.1.Implement the org.zkoss.zk.ui.Richlet interface|outline">Implement the org.zkoss.zk.ui.Richlet interface<text:tab/>217</text:a></text:p>
          <text:p text:style-name="P15"><text:a xlink:type="simple" xlink:href="#10.11.1.1.One Richlet per URL|outline">One Richlet per URL<text:tab/>218</text:a></text:p>
          <text:p text:style-name="P14"><text:a xlink:type="simple" xlink:href="#10.11.2.Configure web.xml and zk.xml|outline">Configure web.xml and zk.xml<text:tab/>218</text:a></text:p>
          <text:p text:style-name="P13"><text:a xlink:type="simple" xlink:href="#10.12.Session Timeout Management|outline">Session Timeout Management<text:tab/>219</text:a></text:p>
          <text:p text:style-name="P13"><text:a xlink:type="simple" xlink:href="#10.13.Error Handling|outline">Error Handling<text:tab/>220</text:a></text:p>
          <text:p text:style-name="P14"><text:a xlink:type="simple" xlink:href="#10.13.1.Error Handling When Loading Pages|outline">Error Handling When Loading Pages<text:tab/>220</text:a></text:p>
          <text:p text:style-name="P15"><text:a xlink:type="simple" xlink:href="#10.13.1.1.ZK Mobile Error Handling|outline">ZK Mobile Error Handling<text:tab/>221</text:a></text:p>
          <text:p text:style-name="P14"><text:a xlink:type="simple" xlink:href="#10.13.2.Error Handing When Updating Pages|outline">Error Handing When Updating Pages<text:tab/>221</text:a></text:p>
          <text:p text:style-name="P15"><text:a xlink:type="simple" xlink:href="#10.13.2.1.ZK Mobile Error When Updating Pages|outline">ZK Mobile Error When Updating Pages<text:tab/>223</text:a></text:p>
          <text:p text:style-name="P13"><text:a xlink:type="simple" xlink:href="#10.14.Miscellaneous|outline">Miscellaneous<text:tab/>223</text:a></text:p>
          <text:p text:style-name="P14"><text:a xlink:type="simple" xlink:href="#10.14.1.Configure the ZK Loader Not to Compress the Output|outline">Configure the ZK Loader Not to Compress the Output<text:tab/>223</text:a></text:p>
          <text:p text:style-name="P12">11. Performance Tips<text:tab/>225</text:p>
          <text:p text:style-name="P13"><text:a xlink:type="simple" xlink:href="#11.1.Use Compiled Java Codes|outline">Use Compiled Java Codes<text:tab/>225</text:a></text:p>
          <text:p text:style-name="P14"><text:a xlink:type="simple" xlink:href="#11.1.1.Use the deferred Attribute|outline">Use the deferred Attribute<text:tab/>225</text:a></text:p>
          <text:p text:style-name="P14"><text:a xlink:type="simple" xlink:href="#11.1.2.The deferred Attribute and the onCreate Event|outline">The deferred Attribute and the onCreate Event<text:tab/>225</text:a></text:p>
          <text:p text:style-name="P14"><text:a xlink:type="simple" xlink:href="#11.1.3.Use the forward Attribute|outline">Use the forward Attribute<text:tab/>226</text:a></text:p>
          <text:p text:style-name="P13"><text:a xlink:type="simple" xlink:href="#11.2.Use the Servlet Thread to Process Events|outline">Use the Servlet Thread to Process Events<text:tab/>226</text:a></text:p>
          <text:p text:style-name="P14"><text:a xlink:type="simple" xlink:href="#11.2.1.Modal Windows|outline">Modal Windows<text:tab/>227</text:a></text:p>
          <text:p text:style-name="P14"><text:a xlink:type="simple" xlink:href="#11.2.2.Message Boxes|outline">Message Boxes<text:tab/>227</text:a></text:p>
          <text:p text:style-name="P14"><text:a xlink:type="simple" xlink:href="#11.2.3.File Upload|outline">File Upload<text:tab/>228</text:a></text:p>
          <text:p text:style-name="P13"><text:a xlink:type="simple" xlink:href="#11.3.Use the Native Namespace instead of the XHTML Namespace|outline">Use the Native Namespace instead of the XHTML Namespace<text:tab/>228</text:a></text:p>
          <text:p text:style-name="P13"><text:a xlink:type="simple" xlink:href="#11.4.Prolong the Period to Check Whether a File Is Modified|outline">Prolong the Period to Check Whether a File Is Modified<text:tab/>229</text:a></text:p>
          <text:p text:style-name="P13"><text:a xlink:type="simple" xlink:href="#11.5.Defer the Creation of Child Components|outline">Defer the Creation of Child Components<text:tab/>229</text:a></text:p>
          <text:p text:style-name="P13"><text:a xlink:type="simple" xlink:href="#11.6.Use Live Data and Paging for Large List Boxes|outline">Use Live Data and Paging for Large List Boxes<text:tab/>230</text:a></text:p>
          <text:p text:style-name="P13"><text:a xlink:type="simple" xlink:href="#11.7.Use ZK JSP Tags or ZK JSF Components instead of ZK Filter|outline">Use ZK JSP Tags or ZK JSF Components instead of ZK Filter<text:tab/>230</text:a></text:p>
          <text:p text:style-name="P12">12. Other Devices and Output Formats<text:tab/>232</text:p>
          <text:p text:style-name="P13"><text:a xlink:type="simple" xlink:href="#12.1.ZK Mobile|outline">ZK Mobile<text:tab/>232</text:a></text:p>
          <text:p text:style-name="P14"><text:a xlink:type="simple" xlink:href="#12.1.1.The Mobile Component Set, http://www.zkoss.org/2007/mil|outline">The Mobile Component Set, http://www.zkoss.org/2007/mil<text:tab/>232</text:a></text:p>
          <text:p text:style-name="P13"><text:a xlink:type="simple" xlink:href="#12.2.XML Output|outline">XML Output<text:tab/>233</text:a></text:p>
          <text:p text:style-name="P14"><text:a xlink:type="simple" xlink:href="#12.2.1.Three Steps to Generate XML Output with a ZUML Page|outline">Three Steps to Generate XML Output with a ZUML Page<text:tab/>233</text:a></text:p>
          <text:p text:style-name="P15"><text:a xlink:type="simple" xlink:href="#12.2.1.1.Use the XML Component Set, http://www.zkoss.org/2007/xml|outline">Use the XML Component Set, http://www.zkoss.org/2007/xml<text:tab/>233</text:a></text:p>
          <text:p text:style-name="P15"><text:a xlink:type="simple" xlink:href="#12.2.1.2.Maps the File Extension to ZK Loader|outline">Maps the File Extension to ZK Loader<text:tab/>234</text:a></text:p>
          <text:p text:style-name="P15"><text:a xlink:type="simple" xlink:href="#12.2.1.3.Maps the File Extension to the XML Component Set|outline">Maps the File Extension to the XML Component Set<text:tab/>234</text:a></text:p>
          <text:p text:style-name="P14"><text:a xlink:type="simple" xlink:href="#12.2.2.The XML Component Set|outline">The XML Component Set<text:tab/>235</text:a></text:p>
          <text:p text:style-name="P15"><text:a xlink:type="simple" xlink:href="#12.2.2.1.The XML Transformer|outline">The XML Transformer<text:tab/>235</text:a></text:p>
          <text:p text:style-name="P12">13. Internationalization<text:tab/>237</text:p>
          <text:p text:style-name="P13"><text:a xlink:type="simple" xlink:href="#13.1.Locale|outline">Locale<text:tab/>237</text:a></text:p>
          <text:p text:style-name="P14"><text:a xlink:type="simple" xlink:href="#13.1.1.The px_preferred_locale Session Attribute|outline">The px_preferred_locale Session Attribute<text:tab/>237</text:a></text:p>
          <text:p text:style-name="P14"><text:a xlink:type="simple" xlink:href="#13.1.2.The Request Interceptor|outline">The Request Interceptor<text:tab/>237</text:a></text:p>
          <text:p text:style-name="P13"><text:a xlink:type="simple" xlink:href="#13.2.Time Zone|outline">Time Zone<text:tab/>238</text:a></text:p>
          <text:p text:style-name="P14"><text:a xlink:type="simple" xlink:href="#13.2.1.The px_preferred_time_zone Session Attribute|outline">The px_preferred_time_zone Session Attribute<text:tab/>239</text:a></text:p>
          <text:p text:style-name="P14"><text:a xlink:type="simple" xlink:href="#13.2.2.The Request Interceptor|outline">The Request Interceptor<text:tab/>239</text:a></text:p>
          <text:p text:style-name="P13"><text:a xlink:type="simple" xlink:href="#13.3.Labels|outline">Labels<text:tab/>239</text:a></text:p>
          <text:p text:style-name="P13"><text:a xlink:type="simple" xlink:href="#13.4.Locale-Dependent Files|outline">Locale-Dependent Files<text:tab/>240</text:a></text:p>
          <text:p text:style-name="P14"><text:a xlink:type="simple" xlink:href="#13.4.1.Browser and Locale-Dependent URI|outline">Browser and Locale-Dependent URI<text:tab/>240</text:a></text:p>
          <text:p text:style-name="P14"><text:a xlink:type="simple" xlink:href="#13.4.2.Locating Browser and Locale Dependent Resources in Java|outline">Locating Browser and Locale Dependent Resources in Java<text:tab/>241</text:a></text:p>
          <text:p text:style-name="P13"><text:a xlink:type="simple" xlink:href="#13.5.Messages|outline">Messages<text:tab/>242</text:a></text:p>
          <text:p text:style-name="P13"><text:a xlink:type="simple" xlink:href="#13.6.Themes|outline">Themes<text:tab/>242</text:a></text:p>
          <text:p text:style-name="P14"><text:a xlink:type="simple" xlink:href="#13.6.1.Use the Theme with Smaller Fonts|outline">Use the Theme with Smaller Fonts<text:tab/>242</text:a></text:p>
          <text:p text:style-name="P14"><text:a xlink:type="simple" xlink:href="#13.6.2.Use the Theme with Larger Fonts|outline">Use the Theme with Larger Fonts<text:tab/>242</text:a></text:p>
          <text:p text:style-name="P14"><text:a xlink:type="simple" xlink:href="#13.6.3.Use the Theme that Depends on Locale|outline">Use the Theme that Depends on Locale<text:tab/>242</text:a></text:p>
          <text:p text:style-name="P14"><text:a xlink:type="simple" xlink:href="#13.6.4.Use Your Own Theme|outline">Use Your Own Theme<text:tab/>243</text:a></text:p>
          <text:p text:style-name="P14"><text:a xlink:type="simple" xlink:href="#13.6.5.The Theme Provider|outline">The Theme Provider<text:tab/>243</text:a></text:p>
          <text:p text:style-name="P12">14. Database Connectivity<text:tab/>244</text:p>
          <text:p text:style-name="P13"><text:a xlink:type="simple" xlink:href="#14.1.ZK Is Presentation-Tier Only|outline">ZK Is Presentation-Tier Only<text:tab/>244</text:a></text:p>
          <text:p text:style-name="P13"><text:a xlink:type="simple" xlink:href="#14.2.Simplest Way to Use JDBC (but not recommended)|outline">Simplest Way to Use JDBC (but not recommended)<text:tab/>244</text:a></text:p>
          <text:p text:style-name="P13"><text:a xlink:type="simple" xlink:href="#14.3.Use with Connection Pooling|outline">Use with Connection Pooling<text:tab/>245</text:a></text:p>
          <text:p text:style-name="P14"><text:a xlink:type="simple" xlink:href="#14.3.1.Connect and Close a Connection|outline">Connect and Close a Connection<text:tab/>246</text:a></text:p>
          <text:p text:style-name="P14"><text:a xlink:type="simple" xlink:href="#14.3.2.Configure Connection Pooling|outline">Configure Connection Pooling<text:tab/>247</text:a></text:p>
          <text:p text:style-name="P15"><text:a xlink:type="simple" xlink:href="#14.3.2.1.Tomcat 5.5 + MySQL|outline">Tomcat 5.5 + MySQL<text:tab/>247</text:a></text:p>
          <text:p text:style-name="P15"><text:a xlink:type="simple" xlink:href="#14.3.2.2.JBoss + MySQL|outline">JBoss + MySQL<text:tab/>248</text:a></text:p>
          <text:p text:style-name="P15"><text:a xlink:type="simple" xlink:href="#14.3.2.3.JBoss + PostgreSQL|outline">JBoss + PostgreSQL<text:tab/>249</text:a></text:p>
          <text:p text:style-name="P13"><text:a xlink:type="simple" xlink:href="#14.4.ZK Features Applicable to Database Access|outline">ZK Features Applicable to Database Access<text:tab/>249</text:a></text:p>
          <text:p text:style-name="P14"><text:a xlink:type="simple" xlink:href="#14.4.1.The org.zkoss.zk.ui.event.EventThreadCleanup Interface|outline">The org.zkoss.zk.ui.event.EventThreadCleanup Interface<text:tab/>249</text:a></text:p>
          <text:p text:style-name="P14"><text:a xlink:type="simple" xlink:href="#14.4.2.Access Database in EL Expressions|outline">Access Database in EL Expressions<text:tab/>250</text:a></text:p>
          <text:p text:style-name="P15"><text:a xlink:type="simple" xlink:href="#14.4.2.1.Read all and Copy to a LinkedList|outline">Read all and Copy to a LinkedList<text:tab/>250</text:a></text:p>
          <text:p text:style-name="P15"><text:a xlink:type="simple" xlink:href="#14.4.2.2.Implement the org.zkoss.zk.ui.util.Initiator Interface|outline">Implement the org.zkoss.zk.ui.util.Initiator Interface<text:tab/>251</text:a></text:p>
          <text:p text:style-name="P14"><text:a xlink:type="simple" xlink:href="#14.4.3.Transaction and org.zkoss.zk.util.Initiator|outline">Transaction and org.zkoss.zk.util.Initiator<text:tab/>252</text:a></text:p>
          <text:p text:style-name="P15"><text:a xlink:type="simple" xlink:href="#14.4.3.1.J2EE Transaction and Initiator|outline">J2EE Transaction and Initiator<text:tab/>252</text:a></text:p>
          <text:p text:style-name="P15"><text:a xlink:type="simple" xlink:href="#14.4.3.2.Web Containers and Initiator|outline">Web Containers and Initiator<text:tab/>252</text:a></text:p>
          <text:p text:style-name="P12">15. Portal Integration<text:tab/>254</text:p>
          <text:p text:style-name="P13"><text:a xlink:type="simple" xlink:href="#15.1.Configuration|outline">Configuration<text:tab/>254</text:a></text:p>
          <text:p text:style-name="P14"><text:a xlink:type="simple" xlink:href="#15.1.1.WEB-INF/portlet.xml|outline">WEB-INF/portlet.xml<text:tab/>254</text:a></text:p>
          <text:p text:style-name="P14"><text:a xlink:type="simple" xlink:href="#15.1.2.WEB-INF/web.xml|outline">WEB-INF/web.xml<text:tab/>254</text:a></text:p>
          <text:p text:style-name="P13"><text:a xlink:type="simple" xlink:href="#15.2.The Usage|outline">The Usage<text:tab/>255</text:a></text:p>
          <text:p text:style-name="P14"><text:a xlink:type="simple" xlink:href="#15.2.1.The zk_page and zk_richlet Parameter and Attribute|outline">The zk_page and zk_richlet Parameter and Attribute<text:tab/>255</text:a></text:p>
          <text:p text:style-name="P14"><text:a xlink:type="simple" xlink:href="#15.2.2.Examples|outline">Examples<text:tab/>255</text:a></text:p>
          <text:p text:style-name="P12">16. Beyond ZK<text:tab/>257</text:p>
          <text:p text:style-name="P13"><text:a xlink:type="simple" xlink:href="#16.1.Logger|outline">Logger<text:tab/>257</text:a></text:p>
          <text:p text:style-name="P14"><text:a xlink:type="simple" xlink:href="#16.1.1.How to Configure Log Levels with ZK|outline">How to Configure Log Levels with ZK<text:tab/>257</text:a></text:p>
          <text:p text:style-name="P14"><text:a xlink:type="simple" xlink:href="#16.1.2.Content of i3-log.conf|outline">Content of i3-log.conf<text:tab/>258</text:a></text:p>
          <text:p text:style-name="P15"><text:a xlink:type="simple" xlink:href="#16.1.2.1.Allowed Levels|outline">Allowed Levels<text:tab/>258</text:a></text:p>
          <text:p text:style-name="P14"><text:a xlink:type="simple" xlink:href="#16.1.3.Location of i3-log.conf|outline">Location of i3-log.conf<text:tab/>259</text:a></text:p>
          <text:p text:style-name="P14"><text:a xlink:type="simple" xlink:href="#16.1.4.Disable All Logs|outline">Disable All Logs<text:tab/>259</text:a></text:p>
          <text:p text:style-name="P13"><text:a xlink:type="simple" xlink:href="#16.2.DSP|outline">DSP<text:tab/>259</text:a></text:p>
          <text:p text:style-name="P13"><text:a xlink:type="simple" xlink:href="#16.3.iDOM|outline">iDOM<text:tab/>260</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7"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58">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58">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9"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1">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1">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2">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2">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3"><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4"><text:a xlink:type="simple" xlink:href="http://www.potix.com/2005/zul"><text:span text:style-name="T22">http://www.zkoss.org/2005/zul</text:span></text:a></text:p>
            <text:p text:style-name="P65">The namespace of the XUL component set.</text:p>
          </table:table-cell>
        </table:table-row>
        <table:table-row>
          <table:table-cell table:style-name="Table41.A2" office:value-type="string">
            <text:p text:style-name="P46">http://www.w3.org/1999/xhtml</text:p>
            <text:p text:style-name="P65">The namespace of the XHTML component set.</text:p>
          </table:table-cell>
        </table:table-row>
        <table:table-row>
          <table:table-cell table:style-name="Table41.A2" office:value-type="string">
            <text:p text:style-name="P64">http://www.zkoss.org/2005/zk</text:p>
            <text:p text:style-name="P65">The ZK namespace. It is the reserved namespace for specifying ZK specific elements and attributes.</text:p>
          </table:table-cell>
        </table:table-row>
        <table:table-row>
          <table:table-cell table:style-name="Table41.A2" office:value-type="string">
            <text:p text:style-name="P64">http://www.zkoss.org/2005/zk/native</text:p>
            <text:p text:style-name="P65">The<text:span text:style-name="T2"> Native </text:span><text:span text:style-name="T21">namespace</text:span><text:span text:style-name="T2">. It is the reserved namespace for specifying inline elements.</text:span></text:p>
            <text:p text:style-name="P66">Refer to the <text:span text:style-name="T3">Work with HTML Tags</text:span> section for details.</text:p>
          </table:table-cell>
        </table:table-row>
        <table:table-row>
          <table:table-cell table:style-name="Table41.A2" office:value-type="string">
            <text:p text:style-name="P64">native:<text:span text:style-name="T14">URI-of-another-namespace</text:span></text:p>
            <text:p text:style-name="P65">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7">Refer to the <text:span text:style-name="T3">Work with HTML Tags</text:span> section for details.</text:p>
          </table:table-cell>
        </table:table-row>
        <table:table-row>
          <table:table-cell table:style-name="Table41.A2" office:value-type="string">
            <text:p text:style-name="P64">http://www.zkoss.org/2005/zk/annotation</text:p>
            <text:p text:style-name="P65">The<text:span text:style-name="T2"> A</text:span><text:span text:style-name="T21">nnotation </text:span><text:span text:style-name="T2">namespace. It is the reserved namespace for specifying the annotations.</text:span></text:p>
            <text:p text:style-name="P66">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8">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0">false</text:p>
          </table:table-cell>
          <table:table-cell table:style-name="Table5.A2" office:value-type="string">
            <text:p text:style-name="P70">false</text:p>
          </table:table-cell>
          <table:table-cell table:style-name="Table5.A2" office:value-type="string">
            <text:p text:style-name="P70">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0">true</text:p>
          </table:table-cell>
          <table:table-cell table:style-name="Table5.A2" office:value-type="string">
            <text:p text:style-name="P70">any</text:p>
          </table:table-cell>
          <table:table-cell table:style-name="Table5.A2" office:value-type="string">
            <text:p text:style-name="P70">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0">false</text:p>
          </table:table-cell>
          <table:table-cell table:style-name="Table5.A2" office:value-type="string">
            <text:p text:style-name="P70">true</text:p>
          </table:table-cell>
          <table:table-cell table:style-name="Table5.A2" office:value-type="string">
            <text:p text:style-name="P71">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0">any</text:p>
          </table:table-cell>
          <table:table-cell table:style-name="Table5.A2" office:value-type="string">
            <text:p text:style-name="P70">any</text:p>
          </table:table-cell>
          <table:table-cell table:style-name="Table5.A2" office:value-type="string">
            <text:p text:style-name="P71">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2">In the above example, we assume you have a class called <text:span text:style-name="T6">MapImage</text:span> for generating a map of the specified location, which is so-called business logic.</text:p>
      <text:p text:style-name="P7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9"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3"><text:span text:style-name="T6">Alt+DOWN</text:span> to pop up the calendar.</text:p>
        </text:list-item>
        <text:list-item>
          <text:p text:style-name="P73"><text:span text:style-name="T6">LEFT, RIGHT, UP</text:span> and <text:span text:style-name="T6">DOWN</text:span> to cha<text:span text:style-name="T2">nge the selected day from the calendar.</text:span></text:p>
        </text:list-item>
        <text:list-item>
          <text:p text:style-name="P74"><text:span text:style-name="T6">ENTER</text:span> to activate the selection by copying the selected day to the <text:span text:style-name="T6">datebox</text:span><text:span text:style-name="T9"> control.</text:span></text:p>
        </text:list-item>
        <text:list-item>
          <text:p text:style-name="P73"><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5">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3">&lt;datebox constraint="no empty, no future: now or never"/&gt;</text:p>
      <text:p text:style-name="Text_20_body_20_indent_20_2">Not<text:span text:style-name="T2">es:</text:span></text:p>
      <text:list text:style-name="L14">
        <text:list-item>
          <text:p text:style-name="P76">The error message, if specified, must be the last element and start with colon.</text:p>
        </text:list-item>
        <text:list-item>
          <text:p text:style-name="P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9"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7">The format of the date in the constraint is <text:span text:style-name="T6">yyyMMdd</text:span>. It is independent of the locale.</text:p>
        </text:list-item>
        <text:list-item>
          <text:p text:style-name="P77">The date specified in the constraint is <text:span text:style-name="T14">included</text:span>. For example, <text:span text:style-name="T6">"before 20071225"</text:span> includes December 25, 2007 and every days before it.</text:p>
        </text:list-item>
        <text:list-item>
          <text:p text:style-name="P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8">((SimpleDateConstraint)datebox.getConstraint()).getBeginDate();</text:p>
      <text:h text:style-name="P5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8"><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9"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3">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3">}</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1">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2"><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3"><text:span text:style-name="T6">tabbox</text:span>: The outer box that contains the tabs and tab panels. </text:p>
        </text:list-item>
      </text:list>
      <text:list text:style-name="L18">
        <text:list-item>
          <text:p text:style-name="P84"><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5"><text:span text:style-name="T6">tab</text:span>: A specific tab. Clicking on the tab brings the tab panel to the front. You could put a label and an image on it.</text:p>
        </text:list-item>
      </text:list>
      <text:list text:style-name="L20">
        <text:list-item>
          <text:p text:style-name="P86"><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0">It is easier to use different views to show the same set of data.</text:p>
        </text:list-item>
        <text:list-item>
          <text:p text:style-name="P91">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RowRenderer</text:span> interface for rendering a row of data into the grid.</text:p>
        </text:list-item>
      </text:list>
      <text:list text:style-name="L24">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3" text:continue-numbering="true">
        <text:list-item>
          <text:p text:style-name="P9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4">By use of the <text:span text:style-name="T6">bar</text:span> property, you could control whether to show a horizontal or vertical line between component.</text:p>
        </text:list-item>
        <text:list-item>
          <text:p text:style-name="P9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5"><text:span text:style-name="T6">menubar</text:span>: The topmost container for a collection of menu items (<text:span text:style-name="T6">menuitem</text:span>) and menus (<text:span text:style-name="T6">menu</text:span>). </text:p>
        </text:list-item>
        <text:list-item>
          <text:p text:style-name="P9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7"><text:span text:style-name="T6">menuitem</text:span>: An individual command on a menu. This could be placed in a menu bar, or a popup menu. </text:p>
        </text:list-item>
      </text:list>
      <text:list text:style-name="L28">
        <text:list-item>
          <text:p text:style-name="P9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9"><text:span text:style-name="T6">UP</text:span><text:span text:style-name="T9"> and </text:span><text:span text:style-name="T6">DOWN</text:span> to move the selection up and down one list item.</text:p>
        </text:list-item>
        <text:list-item>
          <text:p text:style-name="P99"><text:span text:style-name="T6">PgUp</text:span> and <text:span text:style-name="T6">PgDn</text:span> to move the<text:span text:style-name="T2"> selection up and down in a step of one page.</text:span></text:p>
        </text:list-item>
        <text:list-item>
          <text:p text:style-name="P99"><text:span text:style-name="T7">HOME</text:span><text:span text:style-name="T2"> to move the selection to the first item, and </text:span><text:span text:style-name="T7">END</text:span><text:span text:style-name="T2"> to the last item.</text:span></text:p>
        </text:list-item>
        <text:list-item>
          <text:p text:style-name="P99"><text:span text:style-name="T6">Ctrl+UP</text:span> and <text:span text:style-name="T6">Ctrl+DOWN</text:span> to move the focus up and down one list item without changing <text:span text:style-name="T2">the selection.</text:span></text:p>
        </text:list-item>
        <text:list-item>
          <text:p text:style-name="P100"><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0">It is easier to use different views to show the same set of data.</text:p>
        </text:list-item>
        <text:list-item>
          <text:p text:style-name="P91">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1">Prepare the data in the form of <text:span text:style-name="T6">ListModel</text:span>. ZK has a concrete implementation called <text:span text:style-name="T6">org.zkoss.zul.SimpleListModel</text:span>. for representing an array of objects.</text:p>
        </text:list-item>
        <text:list-item>
          <text:p text:style-name="P101">Implement the <text:span text:style-name="T6">org.zkoss.zul.ListitemRenderer</text:span> interface for rendering an item of data into a list item of the list box.</text:p>
        </text:list-item>
      </text:list>
      <text:list text:style-name="L31">
        <text:list-item>
          <text:list>
            <text:list-item>
              <text:p text:style-name="P102">This is optional. If not specified, the default renderer is used to render the data into the first column.</text:p>
            </text:list-item>
            <text:list-item>
              <text:p text:style-name="P102">You could implement different renderers for represent the same data in different views.</text:p>
            </text:list-item>
          </text:list>
        </text:list-item>
      </text:list>
      <text:list text:style-name="L30" text:continue-numbering="true">
        <text:list-item>
          <text:p text:style-name="P101">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3">Don't use a list box, when a grid is a better choice. The appearances of list boxes and grids are similar, but the list box shall be used only to represent a list of selectable items.</text:p>
        </text:list-item>
        <text:list-item>
          <text:p text:style-name="P1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4"><text:span text:style-name="T6">tree</text:span>: This is the outer com<text:span text:style-name="T2">ponent</text:span> of a tree control. </text:p>
        </text:list-item>
      </text:list>
      <text:list text:style-name="L34">
        <text:list-item>
          <text:p text:style-name="P105"><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6"><text:span text:style-name="T6">treecol</text:span>: This is used to declare a column of the tree. By using this comlumn, you can specify additional information such as the column header. </text:p>
        </text:list-item>
      </text:list>
      <text:list text:style-name="L36">
        <text:list-item>
          <text:p text:style-name="P1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8"><text:span text:style-name="T6">treeitem</text:span>: This component contains a row of data (<text:span text:style-name="T6">treerow</text:span>), and an optional <text:span text:style-name="T6">treechildren</text:span>.</text:p>
          <text:list>
            <text:list-item>
              <text:p text:style-name="P108">If the component doesn't contain a <text:span text:style-name="T6">treechildren</text:span>, it is a leaf node that doesn't accept any child items.</text:p>
            </text:list-item>
            <text:list-item>
              <text:p text:style-name="P108">If it contains a <text:span text:style-name="T6">treechildren</text:span>, it is a branch node that might contain other items.</text:p>
            </text:list-item>
            <text:list-item>
              <text:p text:style-name="P108">For a branch node, an +/- button will appear at the beginning of the row, such that user could open and close the item by clicking on the +/- button.</text:p>
            </text:list-item>
          </text:list>
        </text:list-item>
        <text:list-item>
          <text:p text:style-name="P107"><text:span text:style-name="T7">treerow</text:span><text:span text:style-name="T2">: </text:span>A single row in the tree, which should be placed inside a <text:span text:style-name="T6">treeitem</text:span> component.</text:p>
        </text:list-item>
        <text:list-item>
          <text:p text:style-name="P1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9"><text:span text:style-name="T6">UP</text:span><text:span text:style-name="T9"> and </text:span><text:span text:style-name="T6">DOWN</text:span> to move the selection up and down one tree item.</text:p>
        </text:list-item>
        <text:list-item>
          <text:p text:style-name="P109"><text:span text:style-name="T6">PgUp</text:span> and <text:span text:style-name="T6">PgDn</text:span> to move the<text:span text:style-name="T2"> selection up and down in a step of one page.</text:span></text:p>
        </text:list-item>
        <text:list-item>
          <text:p text:style-name="P110"><text:span text:style-name="T6">HOME</text:span> to move the selection to the first item, and <text:span text:style-name="T6">END</text:span> to the last item.</text:p>
        </text:list-item>
        <text:list-item>
          <text:p text:style-name="P109"><text:span text:style-name="T6">RIGHT</text:span><text:span text:style-name="T9"> to open a tree item, and </text:span><text:span text:style-name="T6">LEFT</text:span><text:span text:style-name="T9"> to close a tree item.</text:span></text:p>
        </text:list-item>
        <text:list-item>
          <text:p text:style-name="P109"><text:span text:style-name="T6">Ctrl+UP</text:span> and <text:span text:style-name="T6">Ctrl+DOWN</text:span> to move the focus up and down one tree item without changing <text:span text:style-name="T2">the selection.</text:span></text:p>
        </text:list-item>
        <text:list-item>
          <text:p text:style-name="P11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2"><text:span text:style-name="T6">Alt+DOWN</text:span> to pop up the list.</text:p>
        </text:list-item>
        <text:list-item>
          <text:p text:style-name="P112"><text:span text:style-name="T6">Alt+UP</text:span> or <text:span text:style-name="T6">ESC</text:span> to close the list.</text:p>
        </text:list-item>
        <text:list-item>
          <text:p text:style-name="P11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3">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6"><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7">CSA executes at the client side and takes place, before ZK event listener is called at the server.</text:p>
        </text:list-item>
        <text:list-item>
          <text:p text:style-name="P117">CSA codes are written in JavaScript, while ZK eve<text:span text:style-name="T2">nt listeners are written in Java.</text:span></text:p>
        </text:list-item>
        <text:list-item>
          <text:p text:style-name="P118">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9">If result is <text:span text:style-name="T6">null</text:span>, it is replaced with <text:span text:style-name="T6">null</text:span>.</text:p>
        </text:list-item>
        <text:list-item>
          <text:p text:style-name="P119">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0">If result is a <text:span text:style-name="T6">Date</text:span> object, it is replaced with <text:span text:style-name="T6">new Date(</text:span><text:span text:style-name="T27">milliseconds)</text:span>.</text:p>
        </text:list-item>
        <text:list-item>
          <text:p text:style-name="P120">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1"><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1"><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1"><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2">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1"><text:span text:style-name="T6">cmp</text:span> – the component. Use <text:span text:style-name="T36">#{</text:span><text:span text:style-name="T27">EL-expr</text:span><text:span text:style-name="T36">}</text:span> or <text:span text:style-name="T6">this</text:span> to identify it.</text:p>
            <text:p text:style-name="P121"><text:span text:style-name="T6">evt</text:span> – the event name</text:p>
            <text:p text:style-name="P122">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3"><text:span text:style-name="T6">cmp</text:span> – the component. Use <text:span text:style-name="T36">#{</text:span><text:span text:style-name="T27">EL-expr</text:span><text:span text:style-name="T36">}</text:span> to identify it.</text:p>
            <text:p text:style-name="P12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6">#home</text:p>
                </table:table-cell>
                <table:table-cell table:style-name="Table33.B1" office:value-type="string">
                  <text:p text:style-name="P126">Home</text:p>
                </table:table-cell>
                <table:table-cell table:style-name="Table33.A1" office:value-type="string">
                  <text:p text:style-name="P126">#end</text:p>
                </table:table-cell>
                <table:table-cell table:style-name="Table33.B1" office:value-type="string">
                  <text:p text:style-name="P126">End</text:p>
                </table:table-cell>
                <table:table-cell table:style-name="Table33.A1" office:value-type="string">
                  <text:p text:style-name="P126">#ins</text:p>
                </table:table-cell>
                <table:table-cell table:style-name="Table33.F1" office:value-type="string">
                  <text:p text:style-name="P126">Ins<text:span text:style-name="T2">ert</text:span></text:p>
                </table:table-cell>
              </table:table-row>
              <table:table-row>
                <table:table-cell table:style-name="Table33.A2" office:value-type="string">
                  <text:p text:style-name="P126">#del</text:p>
                </table:table-cell>
                <table:table-cell table:style-name="Table33.B2" office:value-type="string">
                  <text:p text:style-name="P126">Del<text:span text:style-name="T2">ete</text:span></text:p>
                </table:table-cell>
                <table:table-cell table:style-name="Table33.A2" office:value-type="string">
                  <text:p text:style-name="P126">#left</text:p>
                </table:table-cell>
                <table:table-cell table:style-name="Table33.B2" office:value-type="string">
                  <text:p text:style-name="P127">←</text:p>
                </table:table-cell>
                <table:table-cell table:style-name="Table33.A2" office:value-type="string">
                  <text:p text:style-name="P126">#right</text:p>
                </table:table-cell>
                <table:table-cell table:style-name="Table33.F2" office:value-type="string">
                  <text:p text:style-name="P127">→</text:p>
                </table:table-cell>
              </table:table-row>
              <table:table-row>
                <table:table-cell table:style-name="Table33.A2" office:value-type="string">
                  <text:p text:style-name="P126">#up</text:p>
                </table:table-cell>
                <table:table-cell table:style-name="Table33.B2" office:value-type="string">
                  <text:p text:style-name="P127">↑</text:p>
                </table:table-cell>
                <table:table-cell table:style-name="Table33.A2" office:value-type="string">
                  <text:p text:style-name="P126">#down</text:p>
                </table:table-cell>
                <table:table-cell table:style-name="Table33.B2" office:value-type="string">
                  <text:p text:style-name="P127">↓</text:p>
                </table:table-cell>
                <table:table-cell table:style-name="Table33.A2" office:value-type="string">
                  <text:p text:style-name="P126">#pgup</text:p>
                </table:table-cell>
                <table:table-cell table:style-name="Table33.F2" office:value-type="string">
                  <text:p text:style-name="P126">PgUp</text:p>
                </table:table-cell>
              </table:table-row>
              <table:table-row>
                <table:table-cell table:style-name="Table33.A2" office:value-type="string">
                  <text:p text:style-name="P126">#pgdn</text:p>
                </table:table-cell>
                <table:table-cell table:style-name="Table33.B2" office:value-type="string">
                  <text:p text:style-name="P127">PgDn</text:p>
                </table:table-cell>
                <table:table-cell table:style-name="Table33.A2" office:value-type="string">
                  <text:p text:style-name="P126"/>
                </table:table-cell>
                <table:table-cell table:style-name="Table33.B2" office:value-type="string">
                  <text:p text:style-name="P127"/>
                </table:table-cell>
                <table:table-cell table:style-name="Table33.A2" office:value-type="string">
                  <text:p text:style-name="P126"/>
                </table:table-cell>
                <table:table-cell table:style-name="Table33.F2" office:value-type="string">
                  <text:p text:style-name="P126"/>
                </table:table-cell>
              </table:table-row>
              <table:table-row>
                <table:table-cell table:style-name="Table33.A2" office:value-type="string">
                  <text:p text:style-name="P126">#f<text:span text:style-name="T14">n</text:span></text:p>
                </table:table-cell>
                <table:table-cell table:style-name="Table33.F2" table:number-columns-spanned="5" office:value-type="string">
                  <text:p text:style-name="P12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0">north</text:p>
            <text:p text:style-name="P130">east</text:p>
            <text:p text:style-name="P130">west</text:p>
            <text:p text:style-name="P130">south</text:p>
            <text:p text:style-name="P130">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d</text:p>
          </table:table-cell>
          <table:table-cell table:style-name="Table14.A2" office:value-type="string">
            <text:p text:style-name="P132">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3"><text:tab/>&lt;zscript&gt;</text:p>
      <text:p text:style-name="P133"><text:tab/>void addItem() {</text:p>
      <text:p text:style-name="P133"><text:tab/><text:tab/>Component li = new Raw("li");</text:p>
      <text:p text:style-name="P133"><text:tab/><text:tab/>li.setParent(ul);</text:p>
      <text:p text:style-name="P133"><text:tab/><text:tab/>new Text("Item "+ul.getChildren().size()).setParent(li);</text:p>
      <text:p text:style-name="P133"><text:tab/>}</text:p>
      <text:p text:style-name="P133"><text:tab/>void add(){</text:p>
      <text:p text:style-name="P133"><text:tab/><text:tab/>out.setValue(inp0.getValue() + inp1.getValue());</text:p>
      <text:p text:style-name="P133"><text:tab/>}</text:p>
      <text:p text:style-name="P133"><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2">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5">Is the existent page static or dynamically generated?</text:p>
        </text:list-item>
        <text:list-item>
          <text:p text:style-name="P135">Is it a minor enhancement, if you want to enrich an existent page? Or, you prefer to rewrite a portion of it?</text:p>
        </text:list-item>
        <text:list-item>
          <text:p text:style-name="P13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6">Specify <text:a xlink:type="simple" xlink:href="http://www.zkoss.org/jsp/zul"><text:span text:style-name="T23">http://www.zkoss.org/jsp/zul</text:span></text:a> as the URI of the TLD file in the JSP pages with the <text:span text:style-name="T6">taglib</text:span> directive.</text:p>
        </text:list-item>
        <text:list-item>
          <text:p text:style-name="P136">Though optional, <text:s/>it is better to specify <text:span text:style-name="T6">DOCTYPE</text:span> as <text:span text:style-name="T6">XHTML 1.0 Transitional</text:span>, since ZK Client Engine assumes it.</text:p>
        </text:list-item>
        <text:list-item>
          <text:p text:style-name="P136">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7"><text:tab/><text:tab/><text:tab/><text:tab/><text:tab/>f:value="#{ValidatorBean.value}"</text:p>
      <text:p text:style-name="P137"><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8">Implements a macro component by a ZUML page.</text:p>
        </text:list-item>
        <text:list-item>
          <text:p text:style-name="P138">Declare the macro component in the page that is going to use it.</text:p>
        </text:list-item>
        <text:list-item>
          <text:p text:style-name="P138">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9">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9">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0">Since the <text:span text:style-name="T6">setWho</text:span> method might be called before a macro component creates its children, you have to check whether <text:span text:style-name="T6">mc_who</text:span> exists.</text:p>
        </text:list-item>
        <text:list-item>
          <text:p text:style-name="P140">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1"><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2"><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3">Add an item to the browser's history for each of the appropriate states of your desktop.</text:p>
        </text:list-item>
        <text:list-item>
          <text:p text:style-name="P143">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4">Once a component is cloned, all its children and descendants are cloned, too.</text:p>
        </text:list-item>
        <text:list-item>
          <text:p text:style-name="P144">The cloned component doesn't belong to any page and parent. In other words, <text:span text:style-name="T6">src.clone().getParent()</text:span> returns null.</text:p>
        </text:list-item>
        <text:list-item>
          <text:p text:style-name="P14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3"/>
      <text:p text:style-name="P63">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5">Req<text:span text:style-name="T2">uest Attribute</text:span></text:p>
            </table:table-cell>
            <table:table-cell table:style-name="Table1.B1" office:value-type="string">
              <text:p text:style-name="P145">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5">Req<text:span text:style-name="T2">uest Attribute</text:span></text:p>
            </table:table-cell>
            <table:table-cell table:style-name="Table2.B1" office:value-type="string">
              <text:p text:style-name="P145">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7"><text:tab/>&lt;init-param&gt;</text:p>
      <text:p text:style-name="P137"><text:tab/><text:tab/>&lt;param-name&gt;compress&lt;/param-name&gt;</text:p>
      <text:p text:style-name="P137"><text:tab/><text:tab/>&lt;param-value&gt;false&lt;/param-value&gt;</text:p>
      <text:p text:style-name="P137"><text:tab/>&lt;/init-param&gt;</text:p>
      <text:p text:style-name="Code_20_Indent">&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The ZK Mobile Computing is the ZK extension that enables reach of ZK applications to mobile devices with little programming. </text:p>
      <text:p text:style-name="P15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0">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2">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3">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3">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4">For example, "/my/lang.css*" is equivalent to "/my/lang.css".</text:p>
      <text:p text:style-name="P154">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5">/norm_de_DE.css</text:p>
              </text:list-item>
              <text:list-item>
                <text:p text:style-name="P155">/norm_de.css</text:p>
              </text:list-item>
              <text:list-item>
                <text:p text:style-name="P15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5">/css-ie/norm_de_DE.css</text:p>
              </text:list-item>
              <text:list-item>
                <text:p text:style-name="P155">/css-ie/norm_de.css</text:p>
              </text:list-item>
              <text:list-item>
                <text:p text:style-name="P15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5">/imgie/pic*/lang_de_DE.png</text:p>
              </text:list-item>
              <text:list-item>
                <text:p text:style-name="P155">/imgie/pic*/lang_de.png</text:p>
              </text:list-item>
              <text:list-item>
                <text:p text:style-name="P15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8">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8">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7"><text:tab/><text:tab/><text:tab/>DataSource ds = (DataSource)new InitialContext()</text:p>
      <text:p text:style-name="P137"><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7"><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0">Notes:</text:p>
      <text:list text:style-name="L60">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2">Thanks Thomas Muller (<text:a xlink:type="simple" xlink:href="http://asconet.org:8000/antville/oberinspector">http://asconet.org:8000/antville/oberinspector</text:a>) for<text:span text:style-name="T2"> correction.</text:span></text:p><text:p text:style-name="P162"><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4"><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3"><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3">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6">The request attribute (<text:span text:style-name="T6">RenderRequest</text:span>'s <text:span text:style-name="T6">getAttribute</text:span>) called <text:span text:style-name="T6">zk_page</text:span>. If found, it is the path of the ZUML page.</text:p>
        </text:list-item>
        <text:list-item>
          <text:p text:style-name="P165"><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5">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6">The request attribute (<text:span text:style-name="T6">RenderRequest</text:span>'s <text:span text:style-name="T6">getAttribute</text:span>) called <text:span text:style-name="T6">zk_richlet</text:span>. If found, it is the path of the richlet.</text:p>
        </text:list-item>
        <text:list-item>
          <text:p text:style-name="P16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0">ERROR</text:p>
          </table:table-cell>
          <table:table-cell table:style-name="Table35.B2" office:value-type="string">
            <text:p text:style-name="P39">Indicates providing error messages.</text:p>
          </table:table-cell>
        </table:table-row>
        <table:table-row>
          <table:table-cell table:style-name="Table35.A2" office:value-type="string">
            <text:p text:style-name="P7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7"><text:tab/><text:tab/>&lt;init-param&gt;</text:p>
      <text:p text:style-name="P137"><text:tab/><text:tab/><text:tab/>&lt;param-name&gt;log-level&lt;/param-name&gt;</text:p>
      <text:p text:style-name="P137"><text:tab/><text:tab/><text:tab/>&lt;param-value&gt;OFF&lt;/param-value&gt;</text:p>
      <text:p text:style-name="P137"><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6-09T09:52:13</dc:date>
    <meta:printed-by>Henri Chen</meta:printed-by>
    <meta:print-date>2006-08-04T11:03:45</meta:print-date>
    <meta:keyword>ZK ZUL ZHTML</meta:keyword>
    <dc:language>en-US</dc:language>
    <meta:editing-cycles>4992</meta:editing-cycles>
    <meta:editing-duration>P19DT7H7M37S</meta:editing-duration>
    <meta:user-defined meta:name="Info 1"/>
    <meta:user-defined meta:name="Info 2"/>
    <meta:user-defined meta:name="Info 3"/>
    <meta:user-defined meta:name="Info 4"/>
    <meta:document-statistic meta:table-count="36" meta:image-count="110" meta:object-count="0" meta:page-count="260" meta:paragraph-count="6962" meta:word-count="62603" meta:character-count="405437"/>
  </office:meta>
</office:document-meta>
</file>